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1" svg:font-family="Symbol" style:font-family-generic="roman" style:font-pitch="variable" style:font-charset="x-symbol"/>
    <style:font-face style:name="Arial1" svg:font-family="Arial"/>
    <style:font-face style:name="Monospase" svg:font-family="Monospase"/>
    <style:font-face style:name="Time new Roman" svg:font-family="'Time new Roman'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, Arial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, 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fo:margin-top="0in" fo:margin-bottom="0in" table:align="left" style:writing-mode="lr-tb"/>
    </style:style>
    <style:style style:name="Table1.A" style:family="table-column">
      <style:table-column-properties style:column-width="2.9528in" style:rel-column-width="28914*"/>
    </style:style>
    <style:style style:name="Table1.B" style:family="table-column">
      <style:table-column-properties style:column-width="1.7722in" style:rel-column-width="17353*"/>
    </style:style>
    <style:style style:name="Table1.C" style:family="table-column">
      <style:table-column-properties style:column-width="1.9681in" style:rel-column-width="19268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/>
    </style:style>
    <style:style style:name="Table2" style:family="table">
      <style:table-properties style:width="6.6931in" table:align="center" fo:background-color="#e2e2e2" style:shadow="none" style:writing-mode="lr-tb">
        <style:background-image/>
      </style:table-properties>
    </style:style>
    <style:style style:name="Table2.A" style:family="table-column">
      <style:table-column-properties style:column-width="1.1625in"/>
    </style:style>
    <style:style style:name="Table2.B" style:family="table-column">
      <style:table-column-properties style:column-width="1.7701in"/>
    </style:style>
    <style:style style:name="Table2.C" style:family="table-column">
      <style:table-column-properties style:column-width="1.6028in"/>
    </style:style>
    <style:style style:name="Table2.D" style:family="table-column">
      <style:table-column-properties style:column-width="2.1576in"/>
    </style:style>
    <style:style style:name="Table2.A1" style:family="table-cell">
      <style:table-cell-properties style:vertical-align="middle" fo:background-color="#ffffff" style:border-line-width-bottom="0in 0.0014in 0.0007in" fo:padding="0.0201in" fo:border-left="0.05pt solid #000000" fo:border-right="none" fo:border-top="0.05pt solid #000000" fo:border-bottom="0.05pt double #808080">
        <style:background-image/>
      </style:table-cell-properties>
    </style:style>
    <style:style style:name="Table2.B1" style:family="table-cell">
      <style:table-cell-properties style:vertical-align="middle" fo:background-color="#ffffff" style:border-line-width-left="0in 0.0014in 0.0007in" style:border-line-width-bottom="0in 0.0014in 0.0007in" fo:padding="0.0201in" fo:border-left="0.05pt double #808080" fo:border-right="none" fo:border-top="0.05pt solid #000000" fo:border-bottom="0.05pt double #808080">
        <style:background-image/>
      </style:table-cell-properties>
    </style:style>
    <style:style style:name="Table2.D1" style:family="table-cell">
      <style:table-cell-properties style:vertical-align="middle" fo:background-color="#ffffff" style:border-line-width-left="0in 0.0014in 0.0007in" style:border-line-width-bottom="0in 0.0014in 0.0007in" fo:padding="0.0201in" fo:border-left="0.05pt double #808080" fo:border-right="0.05pt solid #000000" fo:border-top="0.05pt solid #000000" fo:border-bottom="0.05pt double #808080">
        <style:background-image/>
      </style:table-cell-properties>
    </style:style>
    <style:style style:name="Table2.A2" style:family="table-cell">
      <style:table-cell-properties style:vertical-align="middle" fo:background-color="#ffffff" style:border-line-width-bottom="0in 0.0014in 0.0007in" fo:padding="0.0201in" fo:border-left="0.05pt solid #000000" fo:border-right="none" fo:border-top="none" fo:border-bottom="0.05pt double #808080">
        <style:background-image/>
      </style:table-cell-properties>
    </style:style>
    <style:style style:name="Table2.B2" style:family="table-cell">
      <style:table-cell-properties style:vertical-align="middle" fo:background-color="#ffffff" style:border-line-width-left="0in 0.0014in 0.0007in" style:border-line-width-bottom="0in 0.0014in 0.0007in" fo:padding="0.0201in" fo:border-left="0.05pt double #808080" fo:border-right="none" fo:border-top="none" fo:border-bottom="0.05pt double #808080">
        <style:background-image/>
      </style:table-cell-properties>
    </style:style>
    <style:style style:name="Table2.D2" style:family="table-cell">
      <style:table-cell-properties style:vertical-align="middle" fo:background-color="#ffffff" style:border-line-width-left="0in 0.0014in 0.0007in" style:border-line-width-bottom="0in 0.0014in 0.0007in" fo:padding="0.0201in" fo:border-left="0.05pt double #808080" fo:border-right="0.05pt solid #000000" fo:border-top="none" fo:border-bottom="0.05pt double #808080">
        <style:background-image/>
      </style:table-cell-properties>
    </style:style>
    <style:style style:name="Table4" style:family="table">
      <style:table-properties style:width="6.6931in" table:align="center" fo:background-color="#e2e2e2" style:shadow="none" style:writing-mode="lr-tb">
        <style:background-image/>
      </style:table-properties>
    </style:style>
    <style:style style:name="Table4.A" style:family="table-column">
      <style:table-column-properties style:column-width="1.1625in"/>
    </style:style>
    <style:style style:name="Table4.B" style:family="table-column">
      <style:table-column-properties style:column-width="1.7701in"/>
    </style:style>
    <style:style style:name="Table4.C" style:family="table-column">
      <style:table-column-properties style:column-width="1.6028in"/>
    </style:style>
    <style:style style:name="Table4.D" style:family="table-column">
      <style:table-column-properties style:column-width="2.1576in"/>
    </style:style>
    <style:style style:name="Table4.A1" style:family="table-cell">
      <style:table-cell-properties style:vertical-align="middle" fo:background-color="#ffffff" style:border-line-width-top="0in 0.0014in 0.0007in" style:border-line-width-bottom="0in 0.0014in 0.0007in" fo:padding="0.0201in" fo:border-left="0.05pt solid #000000" fo:border-right="none" fo:border-top="0.05pt double #808080" fo:border-bottom="0.05pt double #808080">
        <style:background-image/>
      </style:table-cell-properties>
    </style:style>
    <style:style style:name="Table4.B1" style:family="table-cell">
      <style:table-cell-properties style:vertical-align="middle" fo:background-color="#ffffff" style:border-line-width-left="0in 0.0014in 0.0007in" style:border-line-width-top="0in 0.0014in 0.0007in" style:border-line-width-bottom="0in 0.0014in 0.0007in" fo:padding="0.0201in" fo:border-left="0.05pt double #808080" fo:border-right="none" fo:border-top="0.05pt double #808080" fo:border-bottom="0.05pt double #808080">
        <style:background-image/>
      </style:table-cell-properties>
    </style:style>
    <style:style style:name="Table4.D1" style:family="table-cell">
      <style:table-cell-properties style:vertical-align="middle" fo:background-color="#ffffff" style:border-line-width-left="0in 0.0014in 0.0007in" style:border-line-width-top="0in 0.0014in 0.0007in" style:border-line-width-bottom="0in 0.0014in 0.0007in" fo:padding="0.0201in" fo:border-left="0.05pt double #808080" fo:border-right="0.05pt solid #000000" fo:border-top="0.05pt double #808080" fo:border-bottom="0.05pt double #808080">
        <style:background-image/>
      </style:table-cell-properties>
    </style:style>
    <style:style style:name="Table4.A2" style:family="table-cell">
      <style:table-cell-properties style:vertical-align="middle" fo:background-color="#ffffff" style:border-line-width-bottom="0in 0.0014in 0.0007in" fo:padding="0.0201in" fo:border-left="0.05pt solid #000000" fo:border-right="none" fo:border-top="none" fo:border-bottom="0.05pt double #808080">
        <style:background-image/>
      </style:table-cell-properties>
    </style:style>
    <style:style style:name="Table4.B2" style:family="table-cell">
      <style:table-cell-properties style:vertical-align="middle" fo:background-color="#ffffff" style:border-line-width-left="0in 0.0014in 0.0007in" style:border-line-width-bottom="0in 0.0014in 0.0007in" fo:padding="0.0201in" fo:border-left="0.05pt double #808080" fo:border-right="none" fo:border-top="none" fo:border-bottom="0.05pt double #808080">
        <style:background-image/>
      </style:table-cell-properties>
    </style:style>
    <style:style style:name="Table4.D2" style:family="table-cell">
      <style:table-cell-properties style:vertical-align="middle" fo:background-color="#ffffff" style:border-line-width-left="0in 0.0014in 0.0007in" style:border-line-width-bottom="0in 0.0014in 0.0007in" fo:padding="0.0201in" fo:border-left="0.05pt double #808080" fo:border-right="0.05pt solid #000000" fo:border-top="none" fo:border-bottom="0.05pt double #808080">
        <style:background-image/>
      </style:table-cell-properties>
    </style:style>
    <style:style style:name="Table4.A6" style:family="table-cell">
      <style:table-cell-properties style:vertical-align="middle" fo:background-color="#ffffff" fo:padding="0.0201in" fo:border-left="0.05pt solid #000000" fo:border-right="none" fo:border-top="none" fo:border-bottom="0.05pt solid #000000">
        <style:background-image/>
      </style:table-cell-properties>
    </style:style>
    <style:style style:name="Table4.B6" style:family="table-cell">
      <style:table-cell-properties style:vertical-align="middle" fo:background-color="#ffffff" style:border-line-width-left="0in 0.0014in 0.0007in" fo:padding="0.0201in" fo:border-left="0.05pt double #808080" fo:border-right="none" fo:border-top="none" fo:border-bottom="0.05pt solid #000000">
        <style:background-image/>
      </style:table-cell-properties>
    </style:style>
    <style:style style:name="Table4.D6" style:family="table-cell">
      <style:table-cell-properties style:vertical-align="middle" fo:background-color="#ffffff" style:border-line-width-left="0in 0.0014in 0.0007in" fo:padding="0.0201in" fo:border-left="0.05pt double #80808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4.7021in" fo:margin-left="-0.075in" fo:margin-top="0in" fo:margin-bottom="0in" table:align="left" style:writing-mode="lr-tb"/>
    </style:style>
    <style:style style:name="Table6.A" style:family="table-column">
      <style:table-column-properties style:column-width="0.9604in"/>
    </style:style>
    <style:style style:name="Table6.B" style:family="table-column">
      <style:table-column-properties style:column-width="1.3931in"/>
    </style:style>
    <style:style style:name="Table6.C" style:family="table-column">
      <style:table-column-properties style:column-width="0.9701in"/>
    </style:style>
    <style:style style:name="Table6.D" style:family="table-column">
      <style:table-column-properties style:column-width="1.3778in"/>
    </style:style>
    <style:style style:name="Table6.1" style:family="table-row">
      <style:table-row-properties style:min-row-height="0.2917in" fo:keep-together="auto"/>
    </style:style>
    <style:style style:name="Table6.A1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6.2" style:family="table-row">
      <style:table-row-properties style:min-row-height="2.3514in" fo:keep-together="auto"/>
    </style:style>
    <style:style style:name="Table5" style:family="table">
      <style:table-properties style:width="5.5875in" fo:margin-left="-0.075in" fo:margin-top="0in" fo:margin-bottom="0in" table:align="left" style:writing-mode="lr-tb"/>
    </style:style>
    <style:style style:name="Table5.A" style:family="table-column">
      <style:table-column-properties style:column-width="2.8535in"/>
    </style:style>
    <style:style style:name="Table5.B" style:family="table-column">
      <style:table-column-properties style:column-width="2.7333in"/>
    </style:style>
    <style:style style:name="Table5.1" style:family="table-row">
      <style:table-row-properties style:min-row-height="0.2875in" fo:keep-together="auto"/>
    </style:style>
    <style:style style:name="Table5.A1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5.2" style:family="table-row">
      <style:table-row-properties style:min-row-height="4.7215in" fo:keep-together="auto"/>
    </style:style>
    <style:style style:name="Table3" style:family="table">
      <style:table-properties style:width="6.6931in" table:align="margins" style:writing-mode="lr-tb"/>
    </style:style>
    <style:style style:name="Table3.A" style:family="table-column">
      <style:table-column-properties style:column-width="0.9563in" style:rel-column-width="9362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G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1b2625"/>
    </style:style>
    <style:style style:name="P2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/>
      <style:text-properties officeooo:paragraph-rsid="001b2625"/>
    </style:style>
    <style:style style:name="P3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font-size="14pt" fo:language="ru" fo:country="RU" fo:font-weight="bold" style:font-size-asian="14pt" style:font-weight-asian="bold" style:font-size-complex="14pt"/>
    </style:style>
    <style:style style:name="P5" style:family="paragraph" style:parent-style-name="Standard">
      <style:text-properties fo:font-size="14pt" fo:language="ru" fo:country="RU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fo:language="ru" fo:country="RU" style:font-size-asian="14pt" style:font-size-complex="14pt"/>
    </style:style>
    <style:style style:name="P7" style:family="paragraph" style:parent-style-name="Standard">
      <style:paragraph-properties style:snap-to-layout-grid="false"/>
      <style:text-properties fo:font-size="14pt" fo:language="ru" fo:country="RU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9" style:family="paragraph" style:parent-style-name="Standard">
      <style:paragraph-properties fo:text-align="center" style:justify-single-word="false" style:snap-to-layout-grid="false"/>
      <style:text-properties fo:font-size="14pt" fo:language="ru" fo:country="RU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font-size="14pt" fo:language="ru" fo:country="RU" style:font-size-asian="14pt" style:font-size-complex="14pt" style:font-weight-complex="bold"/>
    </style:style>
    <style:style style:name="P11" style:family="paragraph" style:parent-style-name="Standard">
      <style:paragraph-properties fo:line-height="150%" fo:text-align="center" style:justify-single-word="false"/>
      <style:text-properties officeooo:paragraph-rsid="001fe352"/>
    </style:style>
    <style:style style:name="P12" style:family="paragraph" style:parent-style-name="Standard">
      <style:paragraph-properties fo:line-height="150%" fo:text-align="justify" style:justify-single-word="false"/>
      <style:text-properties style:use-window-font-color="true"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use-window-font-color="true"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14" style:family="paragraph" style:parent-style-name="Standard">
      <style:text-properties style:font-name="Times New Roman" fo:font-size="12pt" fo:language="ru" fo:country="RU" fo:font-weight="bold" officeooo:paragraph-rsid="00133e2c" style:font-size-asian="12pt" style:language-asian="ru" style:country-asian="RU" style:font-weight-asian="bold" style:font-name-complex="Times New Roman1" style:font-size-complex="12pt" style:language-complex="ar" style:country-complex="SA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fo:font-weight="normal" officeooo:rsid="00238470" officeooo:paragraph-rsid="00238470" style:font-size-asian="12.25pt" style:language-asian="ru" style:country-asian="RU" style:font-weight-asian="normal" style:font-name-complex="Times New Roman1" style:font-size-complex="14pt" style:language-complex="ar" style:country-complex="SA" style:font-weight-complex="normal"/>
    </style:style>
    <style:style style:name="P16" style:family="paragraph" style:parent-style-name="Standard" style:list-style-name="L7">
      <style:paragraph-properties fo:line-height="150%" fo:text-align="justify" style:justify-single-word="false"/>
      <style:text-properties style:font-name="Times New Roman" fo:font-size="14pt" fo:language="ru" fo:country="RU" fo:font-weight="normal" officeooo:rsid="00238470" officeooo:paragraph-rsid="00238470" style:font-size-asian="12.25pt" style:language-asian="ru" style:country-asian="RU" style:font-weight-asian="normal" style:font-name-complex="Times New Roman1" style:font-size-complex="14pt" style:language-complex="ar" style:country-complex="SA" style:font-weight-complex="normal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fo:font-weight="normal" officeooo:rsid="0023f853" officeooo:paragraph-rsid="0023f853" style:font-size-asian="12.25pt" style:language-asian="ru" style:country-asian="RU" style:font-weight-asian="normal" style:font-name-complex="Times New Roman1" style:font-size-complex="14pt" style:language-complex="ar" style:country-complex="SA" style:font-weight-complex="normal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fo:font-weight="normal" officeooo:rsid="0023f853" officeooo:paragraph-rsid="00249412" style:font-size-asian="12.25pt" style:language-asian="ru" style:country-asian="RU" style:font-weight-asian="normal" style:font-name-complex="Times New Roman1" style:font-size-complex="14pt" style:language-complex="ar" style:country-complex="SA" style:font-weight-complex="normal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fo:font-style="normal" fo:font-weight="normal" officeooo:rsid="00249412" officeooo:paragraph-rsid="00249412" style:font-size-asian="12.25pt" style:language-asian="ru" style:country-asian="RU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P20" style:family="paragraph" style:parent-style-name="Standard">
      <style:paragraph-properties fo:line-height="150%" fo:text-align="center" style:justify-single-word="false"/>
      <style:text-properties fo:language="ru" fo:country="RU"/>
    </style:style>
    <style:style style:name="P2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language="ru" fo:country="RU" style:font-size-asian="14pt" style:font-size-complex="14pt"/>
    </style:style>
    <style:style style:name="P2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language="ru" fo:country="RU" officeooo:paragraph-rsid="001b2625" style:font-size-asian="14pt" style:font-size-complex="14pt"/>
    </style:style>
    <style:style style:name="P2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language="ru" fo:country="RU" officeooo:rsid="001b2625" officeooo:paragraph-rsid="001b2625" style:font-size-asian="14pt" style:font-size-complex="14pt"/>
    </style:style>
    <style:style style:name="P24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fo:font-size="14pt" fo:language="ru" fo:country="RU" fo:font-weight="bold" style:font-size-asian="14pt" style:font-weight-asian="bold" style:font-size-complex="14pt"/>
    </style:style>
    <style:style style:name="P2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language="ru" fo:country="RU" fo:font-weight="bold" style:font-size-asian="14pt" style:font-weight-asian="bold" style:font-size-complex="14pt"/>
    </style:style>
    <style:style style:name="P2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language="ru" fo:country="RU" fo:font-weight="bold" officeooo:rsid="0028fbc1" officeooo:paragraph-rsid="0028fbc1" style:font-size-asian="14pt" style:font-weight-asian="bold" style:font-size-complex="14pt"/>
    </style:style>
    <style:style style:name="P2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language="ru" fo:country="RU" fo:font-weight="bold" style:font-size-asian="14pt" style:font-weight-asian="bold" style:font-name-complex="Times New Roman1" style:font-size-complex="14pt"/>
    </style:style>
    <style:style style:name="P2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Times new Roman" fo:font-size="14pt" fo:language="ru" fo:country="RU" officeooo:rsid="001fe352" officeooo:paragraph-rsid="001fe352" style:font-size-asian="14pt" style:language-asian="ru" style:country-asian="RU" style:font-name-complex="Times New Roman1" style:font-size-complex="14pt" style:language-complex="ar" style:country-complex="SA"/>
    </style:style>
    <style:style style:name="P2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Times new Roman" fo:font-size="14pt" fo:language="ru" fo:country="RU" fo:font-weight="bold" style:font-size-asian="14pt" style:font-weight-asian="bold" style:font-size-complex="14pt"/>
    </style:style>
    <style:style style:name="P3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language="ru" fo:country="RU" officeooo:paragraph-rsid="0028fbc1"/>
    </style:style>
    <style:style style:name="P3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1b2625"/>
    </style:style>
    <style:style style:name="P32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/>
      <style:text-properties fo:font-size="14pt" fo:language="ru" fo:country="RU" fo:font-weight="bold" style:font-size-asian="14pt" style:font-weight-asian="bold" style:font-size-complex="14pt"/>
    </style:style>
    <style:style style:name="P33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/>
      <style:text-properties fo:font-size="14pt" fo:language="ru" fo:country="RU" fo:font-weight="bold" officeooo:paragraph-rsid="0028fbc1" style:font-size-asian="14pt" style:font-weight-asian="bold" style:font-size-complex="14pt"/>
    </style:style>
    <style:style style:name="P34" style:family="paragraph" style:parent-style-name="Standard">
      <style:paragraph-properties fo:margin-left="0in" fo:margin-right="0in" fo:text-align="justify" style:justify-single-word="false" fo:text-indent="0.4925in" style:auto-text-indent="false" fo:break-before="page"/>
      <style:text-properties fo:font-size="14pt" fo:language="ru" fo:country="RU" fo:font-weight="bold" style:font-size-asian="14pt" style:font-weight-asian="bold" style:font-size-complex="14pt"/>
    </style:style>
    <style:style style:name="P35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/>
      <style:text-properties fo:font-size="14pt" fo:language="ru" fo:country="RU" officeooo:paragraph-rsid="0022765a" style:font-size-asian="14pt" style:font-size-complex="14pt"/>
    </style:style>
    <style:style style:name="P36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/>
      <style:text-properties officeooo:paragraph-rsid="001b2625"/>
    </style:style>
    <style:style style:name="P37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font-name="Times new Roman" fo:font-size="14pt" fo:language="ru" fo:country="RU" fo:font-weight="bold" style:font-size-asian="14pt" style:font-weight-asian="bold" style:font-size-complex="14pt"/>
    </style:style>
    <style:style style:name="P38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language="ru" fo:country="RU" officeooo:paragraph-rsid="00256e73"/>
    </style:style>
    <style:style style:name="P39" style:family="paragraph">
      <style:paragraph-properties fo:line-height="150%" fo:text-align="justify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margin-top="0.1189in" fo:margin-bottom="0.1189in" loext:contextual-spacing="false" fo:line-height="150%" fo:text-align="start" style:justify-single-word="false" fo:break-before="page"/>
      <style:text-properties style:use-window-font-color="true"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margin-left="0in" fo:margin-right="0in" fo:text-align="justify" style:justify-single-word="false" fo:text-indent="0.5in" style:auto-text-indent="false" style:writing-mode="lr-tb"/>
      <style:text-properties fo:language="ru" fo:country="RU" officeooo:paragraph-rsid="00238470"/>
    </style:style>
    <style:style style:name="P42" style:family="paragraph" style:parent-style-name="Standard" style:master-page-name="First_20_Page">
      <style:paragraph-properties fo:line-height="150%" fo:text-align="center" style:justify-single-word="false" style:page-number="auto"/>
      <style:text-properties fo:text-transform="uppercase" fo:font-size="14pt" fo:language="ru" fo:country="RU" fo:font-weight="bold" style:font-size-asian="14pt" style:font-weight-asian="bold" style:font-size-complex="14pt"/>
    </style:style>
    <style:style style:name="P43" style:family="paragraph" style:parent-style-name="Standard" style:master-page-name="">
      <loext:graphic-properties draw:fill="none"/>
      <style:paragraph-properties fo:margin-left="0.4366in" fo:margin-right="0in" fo:text-align="justify" style:justify-single-word="false" fo:orphans="2" fo:widows="2" fo:hyphenation-ladder-count="no-limit" fo:text-indent="0in" style:auto-text-indent="false" style:page-number="auto" fo:background-color="transparent" style:punctuation-wrap="simple" style:writing-mode="lr-tb"/>
      <style:text-properties fo:language="ru" fo:country="RU" officeooo:paragraph-rsid="00256e73" fo:hyphenate="false" fo:hyphenation-remain-char-count="2" fo:hyphenation-push-char-count="2"/>
    </style:style>
    <style:style style:name="P44" style:family="paragraph" style:parent-style-name="Standard" style:master-page-name="">
      <loext:graphic-properties draw:fill="none"/>
      <style:paragraph-properties fo:margin-left="0.4366in" fo:margin-right="0in" fo:margin-top="0.0835in" fo:margin-bottom="0in" loext:contextual-spacing="false" fo:line-height="80%" fo:text-align="start" style:justify-single-word="false" fo:orphans="2" fo:widows="2" fo:hyphenation-ladder-count="no-limit" fo:text-indent="0in" style:auto-text-indent="false" style:page-number="auto" fo:background-color="transparent" style:punctuation-wrap="simple" style:writing-mode="lr-tb">
        <style:tab-stops/>
      </style:paragraph-properties>
      <style:text-properties fo:language="ru" fo:country="RU" officeooo:paragraph-rsid="00256e73" fo:hyphenate="false" fo:hyphenation-remain-char-count="2" fo:hyphenation-push-char-count="2"/>
    </style:style>
    <style:style style:name="P45" style:family="paragraph" style:parent-style-name="Text_20_body">
      <style:paragraph-properties fo:line-height="150%" fo:text-align="justify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46" style:family="paragraph" style:parent-style-name="Text_20_body" style:list-style-name="L1">
      <style:paragraph-properties fo:line-height="150%" fo:text-align="justify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47" style:family="paragraph" style:parent-style-name="Text_20_body">
      <style:paragraph-properties fo:line-height="150%" fo:text-align="justify" style:justify-single-word="false"/>
      <style:text-properties style:font-name="Times new Roman" fo:font-size="14pt" fo:language="ru" fo:country="RU" fo:font-weight="normal" officeooo:paragraph-rsid="00238470" style:font-size-asian="14pt" style:font-weight-asian="normal" style:font-size-complex="14pt" style:font-weight-complex="normal"/>
    </style:style>
    <style:style style:name="P48" style:family="paragraph" style:parent-style-name="Text_20_body" style:list-style-name="L1">
      <style:paragraph-properties fo:line-height="150%" fo:text-align="justify" style:justify-single-word="false"/>
      <style:text-properties style:font-name="Times new Roman" fo:font-size="14pt" fo:language="ru" fo:country="RU" fo:font-weight="normal" officeooo:rsid="00238470" officeooo:paragraph-rsid="00238470" style:font-size-asian="14pt" style:font-weight-asian="normal" style:font-size-complex="14pt" style:font-weight-complex="normal"/>
    </style:style>
    <style:style style:name="P49" style:family="paragraph" style:parent-style-name="Text_20_body">
      <style:paragraph-properties fo:line-height="150%" fo:text-align="justify" style:justify-single-word="false"/>
      <style:text-properties style:use-window-font-color="true"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50" style:family="paragraph" style:parent-style-name="Text_20_body" style:list-style-name="L2">
      <style:paragraph-properties fo:line-height="150%" fo:text-align="justify" style:justify-single-word="false"/>
      <style:text-properties style:use-window-font-color="true"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51" style:family="paragraph" style:parent-style-name="Text_20_body" style:list-style-name="L4">
      <style:paragraph-properties fo:line-height="150%" fo:text-align="justify" style:justify-single-word="false"/>
      <style:text-properties style:use-window-font-color="true"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52" style:family="paragraph" style:parent-style-name="Text_20_body">
      <style:paragraph-properties fo:line-height="150%" fo:text-align="justify" style:justify-single-word="false"/>
      <style:text-properties officeooo:paragraph-rsid="00238470"/>
    </style:style>
    <style:style style:name="P53" style:family="paragraph" style:list-style-name="L1">
      <style:paragraph-properties fo:line-height="150%" fo:text-align="justify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54" style:family="paragraph">
      <style:paragraph-properties fo:line-height="150%" fo:text-align="justify" style:justify-single-word="false"/>
      <style:text-properties style:use-window-font-color="true"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55" style:family="paragraph" style:list-style-name="L2">
      <style:paragraph-properties fo:line-height="150%" fo:text-align="justify" style:justify-single-word="false"/>
      <style:text-properties style:use-window-font-color="true"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56" style:family="paragraph" style:list-style-name="L3">
      <style:paragraph-properties fo:line-height="150%" fo:text-align="justify" style:justify-single-word="false"/>
      <style:text-properties style:use-window-font-color="true"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57" style:family="paragraph" style:list-style-name="L4">
      <style:paragraph-properties fo:line-height="150%" fo:text-align="justify" style:justify-single-word="false"/>
      <style:text-properties style:use-window-font-color="true"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58" style:family="paragraph" style:list-style-name="L5">
      <style:paragraph-properties fo:line-height="150%" fo:text-align="justify" style:justify-single-word="false"/>
      <style:text-properties style:use-window-font-color="true"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59" style:family="paragraph">
      <style:paragraph-properties fo:line-height="150%" fo:text-align="justify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60" style:family="paragraph">
      <style:paragraph-properties fo:line-height="150%" fo:text-align="justify" style:justify-single-word="false"/>
      <style:text-properties style:use-window-font-color="true"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61" style:family="paragraph">
      <style:paragraph-properties fo:line-height="150%" fo:text-align="justify" style:justify-single-word="false"/>
      <style:text-properties style:use-window-font-color="true"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62" style:family="paragraph" style:parent-style-name="Footer">
      <style:text-properties fo:language="ru" fo:country="RU"/>
    </style:style>
    <style:style style:name="P63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  <style:text-properties fo:language="ru" fo:country="RU"/>
    </style:style>
    <style:style style:name="P64" style:family="paragraph" style:parent-style-name="Header">
      <style:text-properties fo:language="ru" fo:country="RU"/>
    </style:style>
    <style:style style:name="P65" style:family="paragraph" style:parent-style-name="Header">
      <style:paragraph-properties fo:margin-left="0in" fo:margin-right="-0.0008in" fo:text-align="end" style:justify-single-word="false" fo:text-indent="0in" style:auto-text-indent="false"/>
      <style:text-properties fo:language="ru" fo:country="RU"/>
    </style:style>
    <style:style style:name="P66" style:family="paragraph" style:parent-style-name="Times14_5f_РИО2">
      <style:paragraph-properties fo:margin-left="0in" fo:margin-right="0in" fo:line-height="150%" fo:text-indent="0in" style:auto-text-indent="false"/>
      <style:text-properties fo:text-transform="uppercase" fo:font-size="9pt" fo:language="ru" fo:country="RU" officeooo:rsid="001b2625" officeooo:paragraph-rsid="001b2625" style:font-size-asian="9pt" style:font-size-complex="9pt" style:font-weight-complex="normal"/>
    </style:style>
    <style:style style:name="P67" style:family="paragraph" style:parent-style-name="Times14_5f_РИО2">
      <style:paragraph-properties fo:margin-left="0in" fo:margin-right="0in" fo:line-height="150%" fo:text-indent="0in" style:auto-text-indent="false" fo:break-before="page"/>
    </style:style>
    <style:style style:name="P68" style:family="paragraph" style:parent-style-name="Times14_5f_РИО2">
      <style:text-properties fo:font-size="9pt" style:font-size-asian="9pt" style:font-size-complex="9pt"/>
    </style:style>
    <style:style style:name="P69" style:family="paragraph" style:parent-style-name="Table_20_Contents">
      <style:text-properties style:font-name="Times new Roman" fo:font-size="14pt" fo:language="ru" fo:country="RU" fo:font-weight="normal" fo:background-color="transparent" style:font-size-asian="14pt" style:font-weight-asian="normal" style:font-size-complex="14pt" style:font-weight-complex="normal"/>
    </style:style>
    <style:style style:name="P70" style:family="paragraph" style:parent-style-name="Table_20_Contents">
      <style:text-properties style:font-name="Times new Roman" fo:font-size="14pt" fo:language="ru" fo:country="RU" fo:font-weight="normal" officeooo:paragraph-rsid="00238470" fo:background-color="transparent" style:font-size-asian="14pt" style:font-weight-asian="normal" style:font-size-complex="14pt" style:font-weight-complex="normal"/>
    </style:style>
    <style:style style:name="P71" style:family="paragraph" style:parent-style-name="Table_20_Contents">
      <style:text-properties style:font-name="Times new Roman" fo:font-size="14pt" fo:language="ru" fo:country="RU" fo:font-weight="normal" officeooo:paragraph-rsid="0022765a" fo:background-color="transparent" style:font-size-asian="14pt" style:font-weight-asian="normal" style:font-size-complex="14pt" style:font-weight-complex="normal"/>
    </style:style>
    <style:style style:name="P72" style:family="paragraph" style:parent-style-name="Table_20_Contents">
      <style:paragraph-properties fo:text-align="center" style:justify-single-word="false"/>
      <style:text-properties fo:font-size="14pt" officeooo:rsid="0028fbc1" officeooo:paragraph-rsid="0028fbc1" style:font-size-asian="14pt" style:font-size-complex="14pt"/>
    </style:style>
    <style:style style:name="P73" style:family="paragraph" style:parent-style-name="Table_20_Contents">
      <style:paragraph-properties fo:text-align="center" style:justify-single-word="false"/>
      <style:text-properties fo:font-size="14pt" officeooo:rsid="0029f5fa" officeooo:paragraph-rsid="0029f5fa" style:font-size-asian="14pt" style:font-size-complex="14pt"/>
    </style:style>
    <style:style style:name="P74" style:family="paragraph" style:parent-style-name="Table_20_Contents">
      <style:paragraph-properties fo:text-align="center" style:justify-single-word="false"/>
      <style:text-properties fo:font-size="14pt" officeooo:rsid="0030ba3b" officeooo:paragraph-rsid="0030ba3b" style:font-size-asian="14pt" style:font-size-complex="14pt"/>
    </style:style>
    <style:style style:name="P75" style:family="paragraph" style:parent-style-name="Plain_20_Text">
      <style:paragraph-properties fo:margin-left="0in" fo:margin-right="0in" fo:line-height="150%" fo:text-align="center" style:justify-single-word="false" fo:text-indent="0in" style:auto-text-indent="false" style:writing-mode="lr-tb"/>
      <style:text-properties style:font-name="Times New Roman" fo:font-size="12pt" fo:language="ru" fo:country="RU" officeooo:paragraph-rsid="00238470" style:font-size-asian="12pt" style:language-asian="ru" style:country-asian="RU" style:font-name-complex="Times New Roman1" style:font-size-complex="12pt" style:language-complex="ar" style:country-complex="SA"/>
    </style:style>
    <style:style style:name="P76" style:family="paragraph" style:parent-style-name="Plain_20_Text">
      <style:paragraph-properties fo:margin-left="0in" fo:margin-right="0in" fo:text-align="center" style:justify-single-word="false" fo:text-indent="0in" style:auto-text-indent="false" style:writing-mode="lr-tb">
        <style:tab-stops/>
      </style:paragraph-properties>
      <style:text-properties style:font-name="Times New Roman" fo:font-size="12pt" fo:language="ru" fo:country="RU" officeooo:paragraph-rsid="00238470" style:font-size-asian="12pt" style:font-name-complex="Times New Roman1" style:font-size-complex="12pt"/>
    </style:style>
    <style:style style:name="P77" style:family="paragraph" style:parent-style-name="Plain_20_Text">
      <style:paragraph-properties fo:margin-left="0in" fo:margin-right="0in" fo:text-align="center" style:justify-single-word="false" fo:text-indent="0in" style:auto-text-indent="false" style:writing-mode="lr-tb">
        <style:tab-stops/>
      </style:paragraph-properties>
      <style:text-properties fo:language="ru" fo:country="RU" officeooo:paragraph-rsid="00238470"/>
    </style:style>
    <style:style style:name="P78" style:family="paragraph" style:parent-style-name="Plain_20_Text">
      <style:paragraph-properties fo:margin-left="0in" fo:margin-right="0in" fo:line-height="80%" fo:text-indent="0in" style:auto-text-indent="false" style:writing-mode="lr-tb">
        <style:tab-stops/>
      </style:paragraph-properties>
      <style:text-properties fo:language="ru" fo:country="RU" officeooo:paragraph-rsid="00238470"/>
    </style:style>
    <style:style style:name="P79" style:family="paragraph" style:parent-style-name="Plain_20_Text">
      <style:paragraph-properties fo:margin-left="0in" fo:margin-right="0in" fo:line-height="80%" fo:text-indent="0in" style:auto-text-indent="false" style:writing-mode="lr-tb">
        <style:tab-stops/>
      </style:paragraph-properties>
      <style:text-properties fo:language="ru" fo:country="RU" officeooo:paragraph-rsid="00256e73"/>
    </style:style>
    <style:style style:name="P80" style:family="paragraph" style:parent-style-name="Plain_20_Text">
      <style:paragraph-properties fo:margin-left="0in" fo:margin-right="0in" fo:line-height="80%" fo:text-align="center" style:justify-single-word="false" fo:text-indent="0in" style:auto-text-indent="false" style:writing-mode="lr-tb">
        <style:tab-stops/>
      </style:paragraph-properties>
      <style:text-properties fo:language="ru" fo:country="RU" officeooo:paragraph-rsid="00238470"/>
    </style:style>
    <style:style style:name="P81" style:family="paragraph" style:parent-style-name="Plain_20_Text">
      <style:paragraph-properties fo:margin-left="0in" fo:margin-right="0in" fo:line-height="150%" fo:text-align="justify" style:justify-single-word="false" fo:text-indent="0in" style:auto-text-indent="false" style:writing-mode="lr-tb"/>
      <style:text-properties fo:font-size="14pt" fo:language="ru" fo:country="RU" officeooo:paragraph-rsid="00238470" style:font-size-asian="14pt" style:font-size-complex="14pt"/>
    </style:style>
    <style:style style:name="P82" style:family="paragraph" style:parent-style-name="Plain_20_Text">
      <style:paragraph-properties fo:margin-left="0in" fo:margin-right="0in" fo:line-height="150%" fo:text-align="justify" style:justify-single-word="false" fo:text-indent="0in" style:auto-text-indent="false" style:writing-mode="lr-tb">
        <style:tab-stops/>
      </style:paragraph-properties>
      <style:text-properties fo:font-size="14pt" fo:language="ru" fo:country="RU" officeooo:paragraph-rsid="00238470" style:font-size-asian="14pt" style:font-size-complex="14pt"/>
    </style:style>
    <style:style style:name="P83" style:family="paragraph" style:parent-style-name="Plain_20_Text" style:master-page-name="">
      <loext:graphic-properties draw:fill="none"/>
      <style:paragraph-properties fo:margin-left="0in" fo:margin-right="0in" fo:line-height="150%" fo:text-align="justify" style:justify-single-word="false" fo:orphans="2" fo:widows="2" fo:hyphenation-ladder-count="no-limit" fo:text-indent="0in" style:auto-text-indent="false" style:page-number="auto" fo:background-color="transparent" style:punctuation-wrap="simple" style:vertical-align="auto" style:writing-mode="lr-tb"/>
      <style:text-properties fo:font-size="14pt" fo:language="ru" fo:country="RU" officeooo:paragraph-rsid="00238470" style:font-size-asian="14pt" style:font-size-complex="14pt" fo:hyphenate="false" fo:hyphenation-remain-char-count="2" fo:hyphenation-push-char-count="2"/>
    </style:style>
    <style:style style:name="P84" style:family="paragraph" style:parent-style-name="Plain_20_Text" style:list-style-name="WWNum13">
      <loext:graphic-properties draw:fill="none"/>
      <style:paragraph-properties fo:margin-left="0.25in" fo:margin-right="0in" fo:line-height="150%" fo:text-align="justify" style:justify-single-word="false" fo:orphans="2" fo:widows="2" fo:hyphenation-ladder-count="no-limit" fo:text-indent="-0.25in" style:auto-text-indent="false" fo:background-color="transparent" style:punctuation-wrap="simple" style:vertical-align="auto" style:writing-mode="lr-tb"/>
      <style:text-properties fo:font-size="14pt" fo:language="ru" fo:country="RU" officeooo:paragraph-rsid="00238470" style:font-size-asian="14pt" style:font-size-complex="14pt" fo:hyphenate="false" fo:hyphenation-remain-char-count="2" fo:hyphenation-push-char-count="2"/>
    </style:style>
    <style:style style:name="P85" style:family="paragraph" style:parent-style-name="Plain_20_Text" style:list-style-name="WWNum13" style:master-page-name="">
      <loext:graphic-properties draw:fill="none"/>
      <style:paragraph-properties fo:margin-left="0.25in" fo:margin-right="0in" fo:line-height="150%" fo:text-align="justify" style:justify-single-word="false" fo:orphans="2" fo:widows="2" fo:hyphenation-ladder-count="no-limit" fo:text-indent="-0.25in" style:auto-text-indent="false" style:page-number="auto" fo:background-color="transparent" style:punctuation-wrap="simple" style:vertical-align="auto" style:writing-mode="lr-tb"/>
      <style:text-properties fo:font-size="14pt" fo:language="ru" fo:country="RU" officeooo:paragraph-rsid="00238470" style:font-size-asian="14pt" style:font-size-complex="14pt" fo:hyphenate="false" fo:hyphenation-remain-char-count="2" fo:hyphenation-push-char-count="2"/>
    </style:style>
    <style:style style:name="P86" style:family="paragraph" style:parent-style-name="Plain_20_Text">
      <style:paragraph-properties fo:margin-left="0in" fo:margin-right="0in" fo:line-height="150%" fo:text-align="justify" style:justify-single-word="false" fo:text-indent="0.5in" style:auto-text-indent="false" style:writing-mode="lr-tb"/>
      <style:text-properties fo:color="#000000" style:font-name="Times New Roman" fo:font-size="14pt" fo:language="ru" fo:country="RU" fo:font-weight="normal" officeooo:paragraph-rsid="00238470" style:font-size-asian="14pt" style:language-asian="ru" style:country-asian="RU" style:font-weight-asian="normal" style:font-name-complex="Times New Roman1" style:font-size-complex="14pt" style:language-complex="ar" style:country-complex="SA" style:font-weight-complex="normal"/>
    </style:style>
    <style:style style:name="P87" style:family="paragraph" style:parent-style-name="Plain_20_Text">
      <style:paragraph-properties fo:margin-left="0in" fo:margin-right="0in" fo:text-align="justify" style:justify-single-word="false" fo:text-indent="0.5in" style:auto-text-indent="false" style:writing-mode="lr-tb"/>
      <style:text-properties style:font-name="Times New Roman" fo:font-size="12pt" fo:language="ru" fo:country="RU" officeooo:paragraph-rsid="00238470" style:font-size-asian="12pt" style:language-asian="ru" style:country-asian="RU" style:font-name-complex="Times New Roman1" style:font-size-complex="12pt" style:language-complex="ar" style:country-complex="SA"/>
    </style:style>
    <style:style style:name="P88" style:family="paragraph" style:parent-style-name="Plain_20_Text">
      <style:paragraph-properties fo:margin-left="0in" fo:margin-right="0in" fo:line-height="150%" fo:text-align="justify" style:justify-single-word="false" fo:text-indent="0.5in" style:auto-text-indent="false" style:writing-mode="lr-tb"/>
      <style:text-properties fo:font-size="14pt" fo:language="ru" fo:country="RU" officeooo:paragraph-rsid="00238470" style:font-size-asian="14pt" style:font-size-complex="14pt"/>
    </style:style>
    <style:style style:name="P89" style:family="paragraph" style:parent-style-name="Plain_20_Text">
      <style:paragraph-properties fo:margin-left="0in" fo:margin-right="0in" fo:margin-top="0.0835in" fo:margin-bottom="0in" loext:contextual-spacing="false" fo:line-height="80%" fo:text-align="center" style:justify-single-word="false" fo:text-indent="0.5in" style:auto-text-indent="false" style:writing-mode="lr-tb">
        <style:tab-stops/>
      </style:paragraph-properties>
      <style:text-properties fo:language="ru" fo:country="RU" officeooo:paragraph-rsid="00238470"/>
    </style:style>
    <style:style style:name="P90" style:family="paragraph" style:parent-style-name="Plain_20_Text">
      <style:paragraph-properties fo:margin-left="0in" fo:margin-right="0in" fo:margin-top="0.0835in" fo:margin-bottom="0in" loext:contextual-spacing="false" fo:line-height="80%" fo:text-indent="0.5in" style:auto-text-indent="false" style:writing-mode="lr-tb">
        <style:tab-stops/>
      </style:paragraph-properties>
      <style:text-properties fo:language="ru" fo:country="RU" officeooo:paragraph-rsid="00238470"/>
    </style:style>
    <style:style style:name="P91" style:family="paragraph" style:parent-style-name="Plain_20_Text">
      <style:paragraph-properties fo:margin-left="1in" fo:margin-right="0in" fo:line-height="150%" fo:text-align="justify" style:justify-single-word="false" fo:text-indent="0.5in" style:auto-text-indent="false" style:writing-mode="lr-tb"/>
      <style:text-properties style:font-name="Times New Roman" fo:font-size="14pt" fo:language="ru" fo:country="RU" officeooo:paragraph-rsid="00238470" style:font-size-asian="14pt" style:language-asian="ru" style:country-asian="RU" style:font-name-complex="Times New Roman1" style:font-size-complex="14pt" style:language-complex="ar" style:country-complex="SA"/>
    </style:style>
    <style:style style:name="P92" style:family="paragraph" style:parent-style-name="Plain_20_Text">
      <style:paragraph-properties fo:margin-left="0in" fo:margin-right="0in" fo:line-height="150%" fo:text-align="justify" style:justify-single-word="false" fo:text-indent="0in" style:auto-text-indent="false" style:writing-mode="lr-tb"/>
      <style:text-properties fo:font-size="14pt" fo:language="ru" fo:country="RU" officeooo:paragraph-rsid="00238470" style:font-size-asian="14pt" style:font-size-complex="14pt"/>
    </style:style>
    <style:style style:name="P93" style:family="paragraph" style:parent-style-name="Plain_20_Text">
      <style:paragraph-properties fo:margin-left="0in" fo:margin-right="0in" fo:line-height="150%" fo:text-align="justify" style:justify-single-word="false" fo:text-indent="0in" style:auto-text-indent="false" fo:break-before="page" style:writing-mode="lr-tb"/>
      <style:text-properties fo:font-size="14pt" fo:language="ru" fo:country="RU" officeooo:paragraph-rsid="00238470" style:font-size-asian="14pt" style:font-size-complex="14pt"/>
    </style:style>
    <style:style style:name="P94" style:family="paragraph" style:parent-style-name="Plain_20_Text" style:master-page-name="">
      <loext:graphic-properties draw:fill="none"/>
      <style:paragraph-properties fo:margin-left="0.4366in" fo:margin-right="0in" fo:line-height="80%" fo:text-align="start" style:justify-single-word="false" fo:orphans="2" fo:widows="2" fo:hyphenation-ladder-count="no-limit" fo:text-indent="0in" style:auto-text-indent="false" style:page-number="auto" fo:background-color="transparent" style:punctuation-wrap="simple" style:vertical-align="auto" style:writing-mode="lr-tb">
        <style:tab-stops/>
      </style:paragraph-properties>
      <style:text-properties fo:language="ru" fo:country="RU" officeooo:paragraph-rsid="00256e73" fo:hyphenate="false" fo:hyphenation-remain-char-count="2" fo:hyphenation-push-char-count="2"/>
    </style:style>
    <style:style style:name="P95" style:family="paragraph" style:parent-style-name="Plain_20_Text">
      <loext:graphic-properties draw:fill="none"/>
      <style:paragraph-properties fo:margin-left="0.4366in" fo:margin-right="0in" fo:line-height="80%" fo:text-align="start" style:justify-single-word="false" fo:orphans="2" fo:widows="2" fo:hyphenation-ladder-count="no-limit" fo:text-indent="0in" style:auto-text-indent="false" fo:background-color="transparent" style:punctuation-wrap="simple" style:vertical-align="auto" style:writing-mode="lr-tb">
        <style:tab-stops/>
      </style:paragraph-properties>
      <style:text-properties fo:language="ru" fo:country="RU" officeooo:paragraph-rsid="00256e73" fo:hyphenate="false" fo:hyphenation-remain-char-count="2" fo:hyphenation-push-char-count="2"/>
    </style:style>
    <style:style style:name="P96" style:family="paragraph" style:parent-style-name="Plain_20_Text" style:master-page-name="">
      <loext:graphic-properties draw:fill="none"/>
      <style:paragraph-properties fo:margin-left="0.4366in" fo:margin-right="0in" fo:line-height="80%" fo:text-align="start" style:justify-single-word="false" fo:orphans="2" fo:widows="2" fo:hyphenation-ladder-count="no-limit" fo:text-indent="0in" style:auto-text-indent="false" style:page-number="auto" fo:background-color="transparent" style:punctuation-wrap="simple" style:vertical-align="auto" style:writing-mode="lr-tb">
        <style:tab-stops/>
      </style:paragraph-properties>
      <style:text-properties fo:language="ru" fo:country="RU" officeooo:paragraph-rsid="00256e73" fo:hyphenate="false" fo:hyphenation-remain-char-count="2" fo:hyphenation-push-char-count="2"/>
    </style:style>
    <style:style style:name="P97" style:family="paragraph" style:parent-style-name="Plain_20_Text" style:master-page-name="">
      <loext:graphic-properties draw:fill="none"/>
      <style:paragraph-properties fo:margin-left="0.4366in" fo:margin-right="0in" fo:line-height="80%" fo:text-align="start" style:justify-single-word="false" fo:orphans="2" fo:widows="2" fo:hyphenation-ladder-count="no-limit" fo:text-indent="0in" style:auto-text-indent="false" style:page-number="auto" fo:background-color="transparent" style:punctuation-wrap="simple" style:vertical-align="auto" style:writing-mode="lr-tb">
        <style:tab-stops/>
      </style:paragraph-properties>
      <style:text-properties fo:language="ru" fo:country="RU" officeooo:paragraph-rsid="00256e73" fo:hyphenate="false" fo:hyphenation-remain-char-count="2" fo:hyphenation-push-char-count="2"/>
    </style:style>
    <style:style style:name="T1" style:family="text">
      <style:text-properties fo:text-transform="uppercase" fo:font-size="14pt" fo:language="ru" fo:country="RU" style:font-size-asian="14pt" style:font-size-complex="14pt" style:font-weight-complex="normal"/>
    </style:style>
    <style:style style:name="T2" style:family="text">
      <style:text-properties fo:text-transform="uppercase" fo:font-size="14pt" fo:language="ru" fo:country="RU" officeooo:rsid="001b2625" style:font-size-asian="14pt" style:font-size-complex="14pt" style:font-weight-complex="normal"/>
    </style:style>
    <style:style style:name="T3" style:family="text">
      <style:text-properties fo:text-transform="uppercase" fo:font-size="14pt" fo:language="ru" fo:country="RU" officeooo:rsid="002b29fd" style:font-size-asian="14pt" style:font-size-complex="14pt" style:font-weight-complex="normal"/>
    </style:style>
    <style:style style:name="T4" style:family="text">
      <style:text-properties fo:text-transform="uppercase" fo:language="ru" fo:country="RU" style:font-size-complex="14pt"/>
    </style:style>
    <style:style style:name="T5" style:family="text">
      <style:text-properties fo:text-transform="uppercase" fo:language="ru" fo:country="RU" officeooo:rsid="001b2625" style:font-size-complex="14pt" style:font-weight-complex="normal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fo:font-size="14pt" fo:font-weight="bold" officeooo:rsid="00119b86" style:font-size-asian="14pt" style:font-weight-asian="bold" style:font-size-complex="14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weight="bold" officeooo:rsid="001a4d1e" style:font-size-asian="14pt" style:font-weight-asian="bold" style:font-size-complex="14pt" style:font-weight-complex="bold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officeooo:rsid="001a4d1e" style:font-size-asian="14pt" style:font-size-complex="14pt"/>
    </style:style>
    <style:style style:name="T12" style:family="text">
      <style:text-properties fo:font-size="14pt" officeooo:rsid="0028fbc1" style:font-size-asian="14pt" style:font-size-complex="14pt"/>
    </style:style>
    <style:style style:name="T13" style:family="text">
      <style:text-properties fo:font-size="14pt" officeooo:rsid="003005a6" style:font-size-asian="14pt" style:font-size-complex="14pt"/>
    </style:style>
    <style:style style:name="T14" style:family="text">
      <style:text-properties fo:font-size="14pt" fo:language="ru" fo:country="RU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T15" style:family="text">
      <style:text-properties fo:font-size="14pt" fo:language="ru" fo:country="RU" officeooo:rsid="001b2625" style:font-size-asian="14pt" style:font-size-complex="14pt"/>
    </style:style>
    <style:style style:name="T16" style:family="text">
      <style:text-properties fo:font-size="14pt" fo:language="ru" fo:country="RU" officeooo:rsid="002c9e87" style:font-size-asian="14pt" style:font-size-complex="14pt"/>
    </style:style>
    <style:style style:name="T17" style:family="text">
      <style:text-properties fo:font-size="14pt" fo:font-weight="normal" officeooo:rsid="00249412" style:font-size-asian="14pt" style:font-weight-asian="normal" style:font-size-complex="14pt" style:font-weight-complex="normal"/>
    </style:style>
    <style:style style:name="T18" style:family="text">
      <style:text-properties fo:font-variant="normal" fo:text-transform="none" fo:font-size="14pt" fo:language="ru" fo:country="RU" style:font-size-asian="14pt" style:font-size-complex="14pt"/>
    </style:style>
    <style:style style:name="T19" style:family="text">
      <style:text-properties fo:color="#000000" style:font-name="Times New Roman" style:language-asian="ru" style:country-asian="RU" style:font-name-complex="Times New Roman1" style:language-complex="ar" style:country-complex="SA"/>
    </style:style>
    <style:style style:name="T20" style:family="text">
      <style:text-properties style:font-name="Times New Roman" fo:font-size="12pt" style:font-size-asian="12pt" style:font-name-complex="Times New Roman1" style:font-size-complex="12pt"/>
    </style:style>
    <style:style style:name="T21" style:family="text">
      <style:text-properties style:font-name="Times New Roman" fo:font-size="12pt" fo:font-weight="normal" officeooo:rsid="00249412" style:font-size-asian="12pt" style:font-weight-asian="normal" style:font-name-complex="Times New Roman1" style:font-size-complex="12pt" style:font-weight-complex="normal"/>
    </style:style>
    <style:style style:name="T22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 style:font-weight-complex="bold"/>
    </style:style>
    <style:style style:name="T23" style:family="text">
      <style:text-properties style:font-name="Times New Roman" fo:font-size="14pt" fo:language="ru" fo:country="RU" fo:font-weight="bold" style:font-size-asian="14pt" style:language-asian="en" style:country-asian="GB" style:font-weight-asian="bold" style:font-name-complex="Times New Roman1" style:font-size-complex="14pt" style:language-complex="ar" style:country-complex="SA" style:font-weight-complex="bold"/>
    </style:style>
    <style:style style:name="T24" style:family="text">
      <style:text-properties style:font-name="Times New Roman" fo:font-size="14pt" fo:font-weight="normal" officeooo:rsid="00249412" style:font-size-asian="14pt" style:font-weight-asian="normal" style:font-name-complex="Times New Roman1" style:font-size-complex="14pt" style:font-weight-complex="normal"/>
    </style:style>
    <style:style style:name="T25" style:family="text">
      <style:text-properties style:font-name="Times New Roman" style:font-name-complex="Times New Roman1"/>
    </style:style>
    <style:style style:name="T26" style:family="text">
      <style:text-properties style:font-name="Times New Roman" style:language-asian="ru" style:country-asian="RU" style:font-name-complex="Times New Roman1" style:language-complex="ar" style:country-complex="SA"/>
    </style:style>
    <style:style style:name="T27" style:family="text">
      <style:text-properties fo:font-size="9pt" fo:language="ru" fo:country="RU" style:font-size-asian="9pt" style:font-size-complex="9pt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officeooo:rsid="00249412" style:font-style-asian="italic" style:font-style-complex="italic"/>
    </style:style>
    <style:style style:name="T30" style:family="text">
      <style:text-properties officeooo:rsid="001fe352"/>
    </style:style>
    <style:style style:name="T31" style:family="text">
      <style:text-properties style:font-name="Arial1" fo:font-size="10pt"/>
    </style:style>
    <style:style style:name="T32" style:family="text"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T33" style:family="text">
      <style:text-properties style:font-name="Times new Roman" fo:font-size="14pt" fo:language="ru" fo:country="RU" fo:font-weight="normal" officeooo:rsid="00238470" style:font-size-asian="14pt" style:font-weight-asian="normal" style:font-size-complex="14pt" style:font-weight-complex="normal"/>
    </style:style>
    <style:style style:name="T34" style:family="text">
      <style:text-properties officeooo:rsid="0023f853"/>
    </style:style>
    <style:style style:name="T35" style:family="text">
      <style:text-properties officeooo:rsid="00249412"/>
    </style:style>
    <style:style style:name="T36" style:family="text">
      <style:text-properties fo:font-style="normal" officeooo:rsid="00249412" style:font-style-asian="normal" style:font-style-complex="normal"/>
    </style:style>
    <style:style style:name="T37" style:family="text">
      <style:text-properties officeooo:rsid="0028fbc1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/>
      <text:p text:style-name="P4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24">Кафедра МО ЭВМ</text:p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3"><text:span text:style-name="Название_20_книги"><text:span text:style-name="T4">отчет</text:span></text:span></text:p>
      <text:p text:style-name="P20"><text:span text:style-name="T6">по лабораторной работе №</text:span><text:span text:style-name="T7">2</text:span></text:p>
      <text:p text:style-name="P20"><text:span text:style-name="T6">по дисциплине </text:span><text:span text:style-name="T8">«</text:span><text:span text:style-name="T9">Организация </text:span><text:span text:style-name="T8">ЭВМ и </text:span><text:span text:style-name="T9">систем</text:span><text:span text:style-name="T8">»</text:span></text:p>
      <text:p text:style-name="P11"><text:span text:style-name="Название_20_книги"><text:span text:style-name="T18">Тема: <text:s/></text:span></text:span><text:span text:style-name="Название_20_книги"><text:span text:style-name="T14"><text:s/></text:span></text:span><text:span text:style-name="Название_20_книги"><text:span text:style-name="T22">Представление <text:s/>и <text:s/>обработка <text:s/>целых чисел. </text:span></text:span><text:span text:style-name="Название_20_книги"><text:span text:style-name="T23">Организация ветвящихся процессов</text:span></text:span></text:p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Студент гр. 8383</text:p>
          </table:table-cell>
          <table:table-cell table:style-name="Table1.B1" office:value-type="string">
            <text:p text:style-name="P7"/>
          </table:table-cell>
          <table:table-cell table:style-name="Table1.A1" office:value-type="string">
            <text:p text:style-name="P8">Ларин Антон</text:p>
          </table:table-cell>
        </table:table-row>
        <table:table-row table:style-name="Table1.1">
          <table:table-cell table:style-name="Table1.A1" office:value-type="string">
            <text:p text:style-name="P5">Преподаватель</text:p>
          </table:table-cell>
          <table:table-cell table:style-name="Table1.B2" office:value-type="string">
            <text:p text:style-name="P7"/>
          </table:table-cell>
          <table:table-cell table:style-name="Table1.A1" office:value-type="string">
            <text:p text:style-name="P9"/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Санкт-Петербург</text:p>
      <text:p text:style-name="P10"><text:soft-page-break/>2019</text:p>
      <text:p text:style-name="P32"/>
      <text:p text:style-name="P37"><text:tab/><text:tab/>Цель работы.</text:p>
      <text:p text:style-name="P28">Научится организовавать ветвление в языке ассемблера. Изучить операторы сравнения, условного и безусловного перехода. Научится описывать кусочные математические фкнкции испоьлзуя ветвление.</text:p>
      <text:p text:style-name="P29"/>
      <text:p text:style-name="P29">Основные теоретические положения.</text:p>
      <text:p>Обычно в программе есть точки, в которых нужно принять решение о том, какая команда будет выполняться следующей. Это решение может быть </text:p>
      <text:list xml:id="list1653686870" text:style-name="L1">
        <text:list-item>
          <text:p text:style-name="P46">безусловным — в данной точке необходимо передать управление не той команде, которая идет следующей, а другой, которая находится на некотором удалении от текущей команды; </text:p>
        </text:list-item>
        <text:list-item>
          <text:p text:style-name="P46">условным — решение о том, какая команда будет выполняться следующей, принимается на основе анализа некоторых условий или данных. </text:p>
          <text:p text:style-name="P48"/>
        </text:list-item>
      </text:list>
      <text:p text:style-name="P52"><text:span text:style-name="Strong_20_Emphasis"><text:span text:style-name="T32">CMP</text:span></text:span><text:span text:style-name="T32"> </text:span></text:p>
      <text:p text:style-name="P52"><text:span text:style-name="T33">Д</text:span><text:span text:style-name="T32">анная команда </text:span><text:span text:style-name="Strong_20_Emphasis"><text:span text:style-name="T32">ассемблера</text:span></text:span><text:span text:style-name="T32"> сравнивает содержимое двух полей данных.</text:span></text:p>
      <text:p text:style-name="P47">Фактически команда CMP вычитает второй операнд из первого, но содержимое полей  не изменяет.  Операнды должны иметь одинаковую длину: байт или слово. Команда CMP может сравнивать  содержимое  регистра,  памяти или непосредственное значение  с  содержимым  регистра; или    содержимое регистра или непосредственное значение с содержимым памяти. </text:p>
      <text:p text:style-name="P47">Команда воздействует на такие флаги процессора как AF, CF, OF, PF, SF и ZF.</text:p>
      <text:h text:outline-level="3">Безусловные переходы</text:h>
      <text:p text:style-name="P49">Предыдущее обсуждение выявило некоторые детали механизма перехода. Команды перехода модифицируют регистр указателя команды eip/ip и, возможно, сегментный регистр кода cs. Что именно должно подвергнуться модификации, зависит: </text:p>
      <text:list xml:id="list137288024" text:style-name="L2">
        <text:list-item>
          <text:p text:style-name="P50">от типа операнда в команде безусловного перехода (ближний или дальний); </text:p>
        </text:list-item>
        <text:list-item>
          <text:p text:style-name="P50">от указания перед адресом перехода (в команде перехода) модификатора; при этом сам адрес перехода может находиться либо непосредственно в <text:soft-page-break/>команде (прямой переход), либо в регистре или ячейке памяти (косвенный переход). </text:p>
        </text:list-item>
      </text:list>
      <text:p text:style-name="P49">Модификатор может принимать следующие значения: </text:p>
      <text:list xml:id="list641353652" text:style-name="L3">
        <text:list-item>
          <text:p>near ptr — прямой переход на метку внутри текущего сегмента кода. Модифицируется только регистр eip/ip (в зависимости от заданного типа сегмента кода use16 или use32) на основе указанного в команде адреса (метки) или выражения, использующего символ извлечения значения СчА — $; </text:p>
        </text:list-item>
        <text:list-item>
          <text:p>far ptr — прямой переход на метку в другом сегменте кода. Адрес перехода задается в виде непосредственного операнда или адреса (метки) и состоит из 16-битного селектора и 16/32-битного смещения, которые загружаются, соответственно, в регистры cs и ip/eip; </text:p>
        </text:list-item>
        <text:list-item>
          <text:p>word ptr — косвенный переход на метку внутри текущего сегмента кода. Модифицируется (значением смещения из памяти по указанному в команде адресу, или из регистра) только eip/ip. Размер смещения 16 или 32 бит; </text:p>
        </text:list-item>
        <text:list-item>
          <text:p>dword ptr — косвенный переход на метку в другом сегменте кода. Модифицируются (значением из памяти — и только из памяти, из регистра нельзя) оба регистра, cs и eip/ip. Первое слово/двойное слово этого адреса представляет смещение и загружается в ip/eip; второе/третье слово загружается в cs. </text:p>
        </text:list-item>
      </text:list>
      <text:h text:outline-level="4" text:is-list-header="true"><text:bookmark text:name="КомандаБезусловногоПерехода"/>Команда безусловного перехода jmp</text:h>
      <text:p text:style-name="P49">Синтаксис команды безусловного перехода <text:line-break/>jmp [модификатор] адрес_перехода - безусловный переход без сохранения информации о точке возврата. </text:p>
      <text:p text:style-name="P49">Адрес_перехода представляет собой адрес в виде метки либо адрес области памяти, в которой находится указатель перехода. </text:p>
      <text:p text:style-name="P49">Всего в системе команд микропроцессора есть несколько кодов машинных команд безусловного перехода jmp. <text:line-break/>Их различия определяются дальностью перехода и способом задания целевого адреса. <text:line-break/>Дальность перехода определяется местоположением операнда адрес_перехода. <text:soft-page-break/>Этот адрес может находиться в текущем сегменте кода или в некотором другом сегменте. В первом случае переход называется внутрисегментным, или близким, во втором — межсегментным, или дальним. <text:line-break/>Внутрисегментный переход предполагает, что изменяется только содержимое регистра eip/ip. <text:line-break/>Можно выделить три варианта внутрисегментного использования команды jmp: </text:p>
      <text:list xml:id="list569178740" text:style-name="L4">
        <text:list-item>
          <text:p text:style-name="P51">прямой короткий; </text:p>
        </text:list-item>
        <text:list-item>
          <text:p text:style-name="P51">прямой; </text:p>
        </text:list-item>
        <text:list-item>
          <text:p text:style-name="P51">косвенный. </text:p>
        </text:list-item>
        <text:list-item>
          <text:p text:style-name="P51"><text:bookmark text:name="Процедуры"/></text:p>
        </text:list-item>
      </text:list>
      <text:h text:outline-level="4">Условные переходы</text:h>
      <text:p text:style-name="P45">Микропроцессор имеет 18 команд условного перехода. Эти команды позволяют проверить: </text:p>
      <text:list xml:id="list3136154037" text:style-name="L5">
        <text:list-item>
          <text:p>отношение между операндами со знаком (“больше — меньше”); </text:p>
        </text:list-item>
        <text:list-item>
          <text:p>отношение между операндами без знака (“выше — ниже”)2; </text:p>
        </text:list-item>
        <text:list-item>
          <text:p>состояния арифметических флагов zf, sf, cf, of, pf (но не af). </text:p>
        </text:list-item>
      </text:list>
      <text:p text:style-name="P49">Команды условного перехода имеют одинаковый синтаксис: <text:line-break/>jcc метка_перехода </text:p>
      <text:p text:style-name="P49">Как видно <text:span text:style-name="T30">из табл. 1</text:span>, мнемокод всех команд начинается с “j” — от слова jump (прыжок), cc — определяет конкретное условие, анализируемое командой. <text:line-break/>Что касается операнда метка_перехода, то эта метка может находится только в пределах текущего сегмента кода, межсегментная передача управления в условных переходах не допускается. В связи с этим отпадает вопрос о модификаторе, который присутствовал в синтаксисе команд безусловного перехода.</text:p>
      <text:p text:style-name="P12"/>
      <text:p text:style-name="P13"/>
      <text:p text:style-name="P40">Таблица <text:span text:style-name="T30">1</text:span>. Перечень команд условного перехода для команды cmp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69">Типы операндов</text:p>
          </table:table-cell>
          <table:table-cell table:style-name="Table2.B1" office:value-type="string">
            <text:p text:style-name="P69">Мнемокод команды условного перехода</text:p>
          </table:table-cell>
          <table:table-cell table:style-name="Table2.B1" office:value-type="string">
            <text:p text:style-name="P69">Критерий условного перехода</text:p>
          </table:table-cell>
          <table:table-cell table:style-name="Table2.D1" office:value-type="string">
            <text:p text:style-name="P69">Значения флагов для осществления перехода</text:p>
          </table:table-cell>
        </table:table-row>
        <table:table-row>
          <table:table-cell table:style-name="Table2.A2" office:value-type="string">
            <text:p text:style-name="P69">Любые </text:p>
          </table:table-cell>
          <table:table-cell table:style-name="Table2.B2" office:value-type="string">
            <text:p text:style-name="P69">je </text:p>
          </table:table-cell>
          <table:table-cell table:style-name="Table2.B2" office:value-type="string">
            <text:p text:style-name="P69">операнд_1 = операнд_2 </text:p>
          </table:table-cell>
          <table:table-cell table:style-name="Table2.D2" office:value-type="string">
            <text:p text:style-name="P69">zf = 1 </text:p>
          </table:table-cell>
        </table:table-row>
        <table:table-row>
          <table:table-cell table:style-name="Table2.A2" office:value-type="string">
            <text:p text:style-name="P69">Любые </text:p>
          </table:table-cell>
          <table:table-cell table:style-name="Table2.B2" office:value-type="string">
            <text:p text:style-name="P69">jne </text:p>
          </table:table-cell>
          <table:table-cell table:style-name="Table2.B2" office:value-type="string">
            <text:p text:style-name="P70">Операнд_1&lt;&gt;</text:p>
            <text:p text:style-name="P70">операнд_2 </text:p>
          </table:table-cell>
          <table:table-cell table:style-name="Table2.D2" office:value-type="string">
            <text:p text:style-name="P69">zf = 0 </text:p>
          </table:table-cell>
        </table:table-row>
        <table:table-row>
          <table:table-cell table:style-name="Table2.A2" office:value-type="string">
            <text:p text:style-name="P69">Со знаком </text:p>
          </table:table-cell>
          <table:table-cell table:style-name="Table2.B2" office:value-type="string">
            <text:p text:style-name="P69">jl/jnge </text:p>
          </table:table-cell>
          <table:table-cell table:style-name="Table2.B2" office:value-type="string">
            <text:p text:style-name="P69">операнд_1 &lt; операнд_2 </text:p>
          </table:table-cell>
          <table:table-cell table:style-name="Table2.D2" office:value-type="string">
            <text:p text:style-name="P69">sf &lt;&gt; of</text:p>
          </table:table-cell>
        </table:table-row>
        <table:table-row>
          <table:table-cell table:style-name="Table2.A2" office:value-type="string">
            <text:p text:style-name="P69">Со знаком </text:p>
          </table:table-cell>
          <table:table-cell table:style-name="Table2.B2" office:value-type="string">
            <text:p text:style-name="P69">jle/jng </text:p>
          </table:table-cell>
          <table:table-cell table:style-name="Table2.B2" office:value-type="string">
            <text:p text:style-name="P69">операнд_1 &lt;= операнд_2 </text:p>
          </table:table-cell>
          <table:table-cell table:style-name="Table2.D2" office:value-type="string">
            <text:p text:style-name="P69">sf &lt;&gt; of or zf = 1 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71">Со знаком </text:p>
          </table:table-cell>
          <table:table-cell table:style-name="Table4.B1" office:value-type="string">
            <text:p text:style-name="P71">jg/jnle </text:p>
          </table:table-cell>
          <table:table-cell table:style-name="Table4.B1" office:value-type="string">
            <text:p text:style-name="P71">операнд_1 &gt; операнд_2 </text:p>
          </table:table-cell>
          <table:table-cell table:style-name="Table4.D1" office:value-type="string">
            <text:p text:style-name="P71">sf = of and zf = 0</text:p>
          </table:table-cell>
        </table:table-row>
        <table:table-row>
          <table:table-cell table:style-name="Table4.A2" office:value-type="string">
            <text:p text:style-name="P71">Со знаком </text:p>
          </table:table-cell>
          <table:table-cell table:style-name="Table4.B2" office:value-type="string">
            <text:p text:style-name="P71">jge/jnl </text:p>
          </table:table-cell>
          <table:table-cell table:style-name="Table4.B2" office:value-type="string">
            <text:p text:style-name="P71">операнд_1 =&gt; операнд_2 </text:p>
          </table:table-cell>
          <table:table-cell table:style-name="Table4.D2" office:value-type="string">
            <text:p text:style-name="P71">sf = of </text:p>
          </table:table-cell>
        </table:table-row>
        <table:table-row>
          <table:table-cell table:style-name="Table4.A2" office:value-type="string">
            <text:p text:style-name="P71">Без знака </text:p>
          </table:table-cell>
          <table:table-cell table:style-name="Table4.B2" office:value-type="string">
            <text:p text:style-name="P71">jb/jnae </text:p>
          </table:table-cell>
          <table:table-cell table:style-name="Table4.B2" office:value-type="string">
            <text:p text:style-name="P71">операнд_1 &lt; операнд_2 </text:p>
          </table:table-cell>
          <table:table-cell table:style-name="Table4.D2" office:value-type="string">
            <text:p text:style-name="P71">cf = 1 </text:p>
          </table:table-cell>
        </table:table-row>
        <table:table-row>
          <table:table-cell table:style-name="Table4.A2" office:value-type="string">
            <text:p text:style-name="P71">Без знака </text:p>
          </table:table-cell>
          <table:table-cell table:style-name="Table4.B2" office:value-type="string">
            <text:p text:style-name="P71">jbe/jna </text:p>
          </table:table-cell>
          <table:table-cell table:style-name="Table4.B2" office:value-type="string">
            <text:p text:style-name="P71">операнд_1 &lt;= операнд_2 </text:p>
          </table:table-cell>
          <table:table-cell table:style-name="Table4.D2" office:value-type="string">
            <text:p text:style-name="P71">cf = 1 or zf=1 </text:p>
          </table:table-cell>
        </table:table-row>
        <table:table-row>
          <table:table-cell table:style-name="Table4.A2" office:value-type="string">
            <text:p text:style-name="P71">Без знака </text:p>
          </table:table-cell>
          <table:table-cell table:style-name="Table4.B2" office:value-type="string">
            <text:p text:style-name="P71">ja/jnbe </text:p>
          </table:table-cell>
          <table:table-cell table:style-name="Table4.B2" office:value-type="string">
            <text:p text:style-name="P71">операнд_1 &gt; операнд_2 </text:p>
          </table:table-cell>
          <table:table-cell table:style-name="Table4.D2" office:value-type="string">
            <text:p text:style-name="P71">cf = 0 and zf = 0 </text:p>
          </table:table-cell>
        </table:table-row>
        <table:table-row>
          <table:table-cell table:style-name="Table4.A6" office:value-type="string">
            <text:p text:style-name="P71">Без знака </text:p>
          </table:table-cell>
          <table:table-cell table:style-name="Table4.B6" office:value-type="string">
            <text:p text:style-name="P71">jae/jnb </text:p>
          </table:table-cell>
          <table:table-cell table:style-name="Table4.B6" office:value-type="string">
            <text:p text:style-name="P71">операнд_1 =&gt; операнд_2 </text:p>
          </table:table-cell>
          <table:table-cell table:style-name="Table4.D6" office:value-type="string">
            <text:p text:style-name="P71">cf = 0 </text:p>
          </table:table-cell>
        </table:table-row>
      </table:table>
      <text:p text:style-name="P35"/>
      <text:p text:style-name="P27">Задание</text:p>
      <text:p text:style-name="P88"><text:span text:style-name="T26">Разработать на языке Ассемблера программу, которая по заданным целочисленным <text:s/>значениям <text:s/>параметров <text:s/>a, b, i, k <text:s/>вычисляет:</text:span></text:p>
      <text:p text:style-name="P81"><text:span text:style-name="T26"><text:s text:c="8"/>а) значения <text:s/>функций <text:s text:c="3"/>i1 = f1(a,b,i) <text:s text:c="2"/>и <text:s text:c="2"/>i2 = f2(a,b,i);</text:span></text:p>
      <text:p text:style-name="P81"><text:span text:style-name="T26"><text:s text:c="8"/>b) значения <text:s/>результирующей <text:s/>функции <text:s/>res = f3(i1,i2,k),</text:span></text:p>
      <text:p text:style-name="P81"><text:span text:style-name="T26">где вид функций <text:s/>f1 и f2 определяется из табл. 2, <text:s/>а <text:s/>функции f3 - из табл.3 <text:s/>по цифрам шифра индивидуального задания (n1,n2,n3), приведенным в табл.4.</text:span></text:p>
      <text:p text:style-name="P88"><text:span text:style-name="T26">Значения a, b, i, k являются исходными данными, которые должны выбираться <text:s/>студентом самостоятельно и задаваться в процессе исполнения программы в режиме отладки. <text:s/>При этом следует <text:s/>рассмотреть всевозможные <text:s/>комбинации <text:s/>параметров <text:s/>a, b <text:s/>и <text:s/>k, <text:s/>позволяющие проверить различные маршруты <text:s/>выполнения <text:s/>программы, а также различные знаки параметров <text:s/>a <text:s/>и <text:s/>b. <text:s/></text:span></text:p>
      <text:p text:style-name="P41"/>
      <text:p text:style-name="P87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77"><text:span text:style-name="T20">Таблица 2</text:span></text:p>
          </table:table-cell>
          <table:table-cell table:style-name="Table5.A1" office:value-type="string">
            <text:p text:style-name="P77"><text:span text:style-name="T20">Таблица 3</text:span></text:p>
          </table:table-cell>
        </table:table-row>
        <table:table-row table:style-name="Table5.2">
          <table:table-cell table:style-name="Table5.A1" office:value-type="string">
            <text:p text:style-name="P89"><text:span text:style-name="T20">/ <text:s/>15-2*i , при <text:s/>a&gt;b</text:span></text:p>
            <text:p text:style-name="P78"><text:span text:style-name="T20"><text:s text:c="13"/>f1 = &lt;</text:span></text:p>
            <text:p text:style-name="P80"><text:span text:style-name="T20"><text:s text:c="13"/>\ <text:s/>3*i+4 , при <text:s/>a&lt;=b</text:span></text:p>
            <text:p text:style-name="P89"><text:span text:style-name="T20"><text:s text:c="3"/>/ - (4*i+3) , при <text:s/>a&gt;b</text:span></text:p>
            <text:p text:style-name="P78"><text:span text:style-name="T20"><text:s text:c="13"/>f2 = &lt;</text:span></text:p>
            <text:p text:style-name="P80"><text:span text:style-name="T20"><text:s text:c="16"/>\ <text:s text:c="2"/>6*i -10 , <text:s/>при <text:s/>a&lt;=b</text:span></text:p>
            <text:p text:style-name="P90"><text:span text:style-name="T20"><text:s text:c="11"/>/ 7 - 4*i , <text:s/>при <text:s/>a&gt;b</text:span></text:p>
            <text:p text:style-name="P78"><text:span text:style-name="T20"><text:s text:c="13"/>f3 = &lt;</text:span></text:p>
            <text:p text:style-name="P80"><text:span text:style-name="T20"><text:s text:c="14"/>\ 8 -6*i , <text:s text:c="2"/>при <text:s/>a&lt;=b</text:span></text:p>
            <text:p text:style-name="P89"><text:span text:style-name="T20"><text:s text:c="4"/>/ -(6*i - 4) , при <text:s/>a&gt;b</text:span></text:p>
            <text:p text:style-name="P78"><text:span text:style-name="T20"><text:s text:c="13"/>f4 = &lt;</text:span></text:p>
            <text:p text:style-name="P80"><text:span text:style-name="T20"><text:s text:c="18"/>\ <text:s/>3*(i+2) , <text:s text:c="2"/>при <text:s/>a&lt;=b</text:span></text:p>
            <text:p text:style-name="P89"><text:span text:style-name="T20"><text:s/>/ 20 - 4*i , при <text:s/>a&gt;b</text:span></text:p>
            <text:p text:style-name="P78"><text:span text:style-name="T20"><text:s text:c="13"/>f5 = &lt;</text:span></text:p>
            <text:p text:style-name="P80"><text:span text:style-name="T20"><text:s text:c="17"/>\ -(6*I - 6), при <text:s/>a&lt;=b</text:span></text:p>
            <text:p text:style-name="P89"><text:span text:style-name="T20"><text:s text:c="5"/>/ 2*(i+1) -4 , при <text:s/>a&gt;b</text:span></text:p>
            <text:p text:style-name="P78"><text:span text:style-name="T20"><text:s text:c="13"/>f6 = &lt;</text:span></text:p>
            <text:p text:style-name="P80"><text:span text:style-name="T20"><text:s text:c="20"/>\ 5 - 3*(i+1), при <text:s/>a&lt;=b</text:span></text:p>
            <text:p text:style-name="P89"><text:span text:style-name="T20"><text:s text:c="3"/>/ -(4*i -5) , при <text:s/>a&gt;b</text:span></text:p>
            <text:p text:style-name="P78"><text:span text:style-name="T20"><text:s text:c="13"/>f7 = &lt;</text:span></text:p>
            <text:p text:style-name="P80"><text:span text:style-name="T20"><text:s text:c="16"/>\ <text:s/>10 - 3*i , при <text:s/>a&lt;=b</text:span></text:p>
            <text:p text:style-name="P89"><text:span text:style-name="T20"><text:s text:c="3"/>/ - (6*i+8) , при <text:s/>a&gt;b</text:span></text:p>
            <text:p text:style-name="P78"><text:span text:style-name="T20"><text:s text:c="13"/>f8 = &lt;</text:span></text:p>
            <text:p text:style-name="P80"><text:span text:style-name="T20"><text:s text:c="18"/>\ <text:s/>9 -3*(i-1), при <text:s/>a&lt;=b</text:span></text:p>
            <text:p text:style-name="P76"/>
          </table:table-cell>
          <table:table-cell table:style-name="Table5.A1" office:value-type="string">
            <text:p text:style-name="P90"><text:span text:style-name="T20"><text:s text:c="6"/>/ min(i1,i2), при <text:s/>k=0</text:span></text:p>
            <text:p text:style-name="P78"><text:span text:style-name="T20"><text:s text:c="8"/>f1 = &lt;</text:span></text:p>
            <text:p text:style-name="P80"><text:span text:style-name="T20"><text:s text:c="12"/>\ max(i1,i2), при <text:s/>k/=0</text:span></text:p>
            <text:p text:style-name="P90"><text:span text:style-name="T20"><text:s text:c="6"/>/ <text:s/>max(i1,10-i2), при <text:s/>k&lt;0</text:span></text:p>
            <text:p text:style-name="P78"><text:span text:style-name="T20"><text:s text:c="8"/>f2 = &lt;</text:span></text:p>
            <text:p text:style-name="P80"><text:span text:style-name="T20"><text:s text:c="8"/>\ <text:s/>|i1 - i2| , при <text:s/>k&gt;=0</text:span></text:p>
            <text:p text:style-name="P90"><text:span text:style-name="T20"><text:s text:c="6"/>/ <text:s/>|i1 + i2|, <text:s/>при <text:s/>k=0</text:span></text:p>
            <text:p text:style-name="P78"><text:span text:style-name="T20"><text:s text:c="8"/>f3 = &lt;</text:span></text:p>
            <text:p text:style-name="P80"><text:span text:style-name="T20"><text:s text:c="11"/>\ min(i1,i2), при <text:s/>k/=0</text:span></text:p>
            <text:p text:style-name="P90"><text:span text:style-name="T20"><text:s text:c="6"/>/ min (|i1 - i2|, 2), при <text:s/>k&lt;0</text:span></text:p>
            <text:p text:style-name="P78"><text:span text:style-name="T20"><text:s text:c="8"/>f4 = &lt;</text:span></text:p>
            <text:p text:style-name="P80"><text:span text:style-name="T20"><text:s text:c="16"/>\ max( -6, -i2), при <text:s/>k&gt;=0</text:span></text:p>
            <text:p text:style-name="P90"><text:span text:style-name="T20"><text:s text:c="6"/>/ <text:s/>min(|i1|, 6), при <text:s/>k=0</text:span></text:p>
            <text:p text:style-name="P78"><text:span text:style-name="T20"><text:s text:c="8"/>f5 = &lt;</text:span></text:p>
            <text:p text:style-name="P80"><text:span text:style-name="T20"><text:s text:c="7"/>\ <text:s/>|i1|+|i2|, при <text:s/>k/=0</text:span></text:p>
            <text:p text:style-name="P90"><text:span text:style-name="T20"><text:s text:c="6"/>/ <text:s/>|i1 - i2|, при <text:s/>k&lt;0</text:span></text:p>
            <text:p text:style-name="P78"><text:span text:style-name="T20"><text:s text:c="8"/>f6 = &lt;</text:span></text:p>
            <text:p text:style-name="P80"><text:span text:style-name="T20"><text:s text:c="14"/>\ <text:s/>max(7, |i2|), при <text:s/>k&gt;=0</text:span></text:p>
            <text:p text:style-name="P90"><text:span text:style-name="T20"><text:s text:c="6"/>/ |i1| + |i2|, при <text:s/>k&lt;0</text:span></text:p>
            <text:p text:style-name="P78"><text:span text:style-name="T20"><text:s text:c="8"/>f7 = &lt;</text:span></text:p>
            <text:p text:style-name="P80"><text:span text:style-name="T20"><text:s text:c="14"/>\ max(6, |i1|), при <text:s/>k&gt;=0</text:span></text:p>
            <text:p text:style-name="P90"><text:span text:style-name="T20"><text:s text:c="6"/>/ |i1| - |i2|, при <text:s/>k&lt;0</text:span></text:p>
            <text:p text:style-name="P78"><text:span text:style-name="T20"><text:s text:c="8"/>f8 = &lt;</text:span></text:p>
            <text:p text:style-name="P80"><text:span text:style-name="T20"><text:s text:c="15"/>\ max(4,|i2|-3), при <text:s/>k&gt;=0</text:span></text:p>
            <text:p text:style-name="P77"><text:span text:style-name="T20"><text:s/></text:span></text:p>
          </table:table-cell>
        </table:table-row>
      </table:table>
      <text:p text:style-name="P75"/>
      <text:p text:style-name="P81"><text:span text:style-name="T26"/></text:p>
      <text:p text:style-name="P93"><text:span text:style-name="T26">Таблица 4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82"><text:span text:style-name="T25">№ студента</text:span></text:p>
          </table:table-cell>
          <table:table-cell table:style-name="Table6.A1" office:value-type="string">
            <text:p text:style-name="P82"><text:span text:style-name="T25">Шифр <text:s/>задания</text:span></text:p>
          </table:table-cell>
          <table:table-cell table:style-name="Table6.A1" office:value-type="string">
            <text:p text:style-name="P82"><text:span text:style-name="T25">№ студента</text:span></text:p>
          </table:table-cell>
          <table:table-cell table:style-name="Table6.A1" office:value-type="string">
            <text:p text:style-name="P82"><text:span text:style-name="T25">Шифр <text:s/>задания</text:span></text:p>
          </table:table-cell>
        </table:table-row>
        <table:table-row table:style-name="Table6.2">
          <table:table-cell table:style-name="Table6.A1" office:value-type="string">
            <text:p text:style-name="P82"><text:span text:style-name="T25">1</text:span></text:p>
            <text:p text:style-name="P82"><text:span text:style-name="T25">2</text:span></text:p>
            <text:p text:style-name="P82"><text:span text:style-name="T25">3</text:span></text:p>
            <text:p text:style-name="P82"><text:span text:style-name="T25">4</text:span></text:p>
            <text:p text:style-name="P82"><text:span text:style-name="T25">5</text:span></text:p>
            <text:p text:style-name="P82"><text:span text:style-name="T25">6</text:span></text:p>
            <text:p text:style-name="P82"><text:span text:style-name="T25">7</text:span></text:p>
            <text:p text:style-name="P82"><text:span text:style-name="T25">8</text:span></text:p>
            <text:p text:style-name="P82"><text:span text:style-name="T25">9</text:span></text:p>
            <text:p text:style-name="P82"><text:span text:style-name="T25">10</text:span></text:p>
            <text:p text:style-name="P82"><text:span text:style-name="T25">11</text:span></text:p>
            <text:p text:style-name="P82"><text:span text:style-name="T25">12</text:span></text:p>
            <text:p text:style-name="P82"><text:span text:style-name="T25">13</text:span></text:p>
          </table:table-cell>
          <table:table-cell table:style-name="Table6.A1" office:value-type="string">
            <text:p text:style-name="P82"><text:span text:style-name="T25">1.2.1</text:span></text:p>
            <text:p text:style-name="P82"><text:span text:style-name="T25">1.3.2</text:span></text:p>
            <text:p text:style-name="P82"><text:span text:style-name="T25">1.4.3</text:span></text:p>
            <text:p text:style-name="P82"><text:span text:style-name="T25">1.5.4 <text:s text:c="31"/></text:span></text:p>
            <text:p text:style-name="P82"><text:span text:style-name="T25">1.6.5 <text:s text:c="31"/></text:span></text:p>
            <text:p text:style-name="P82"><text:span text:style-name="T25">1.7.6 <text:s text:c="31"/></text:span></text:p>
            <text:p text:style-name="P82"><text:span text:style-name="T25">1.8.7 <text:s text:c="31"/></text:span></text:p>
            <text:p text:style-name="P82"><text:span text:style-name="T25">2.3.8 <text:s text:c="31"/></text:span></text:p>
            <text:p text:style-name="P82"><text:span text:style-name="T25">2.4.7 <text:s text:c="31"/></text:span></text:p>
            <text:p text:style-name="P82"><text:span text:style-name="T25">2.5.6 <text:s text:c="31"/></text:span></text:p>
            <text:p text:style-name="P82"><text:span text:style-name="T25">2.6.5 <text:s text:c="31"/></text:span></text:p>
            <text:p text:style-name="P82"><text:span text:style-name="T25">2.7.4 <text:s text:c="4"/></text:span></text:p>
            <text:p text:style-name="P82"><text:span text:style-name="T25">2.8.3 <text:s text:c="90"/></text:span></text:p>
          </table:table-cell>
          <table:table-cell table:style-name="Table6.A1" office:value-type="string">
            <text:p text:style-name="P82"><text:span text:style-name="T25">14</text:span></text:p>
            <text:p text:style-name="P82"><text:span text:style-name="T25">15</text:span></text:p>
            <text:p text:style-name="P82"><text:span text:style-name="T25">16</text:span></text:p>
            <text:p text:style-name="P82"><text:span text:style-name="T25">17</text:span></text:p>
            <text:p text:style-name="P82"><text:span text:style-name="T25">18</text:span></text:p>
            <text:p text:style-name="P82"><text:span text:style-name="T25">19</text:span></text:p>
            <text:p text:style-name="P82"><text:span text:style-name="T25">20</text:span></text:p>
            <text:p text:style-name="P82"><text:span text:style-name="T25">21</text:span></text:p>
            <text:p text:style-name="P82"><text:span text:style-name="T25">22</text:span></text:p>
            <text:p text:style-name="P82"><text:span text:style-name="T25">23</text:span></text:p>
            <text:p text:style-name="P82"><text:span text:style-name="T25">24</text:span></text:p>
            <text:p text:style-name="P82"><text:span text:style-name="T25">25</text:span></text:p>
            <text:p text:style-name="P82"><text:span text:style-name="T25">26</text:span></text:p>
          </table:table-cell>
          <table:table-cell table:style-name="Table6.A1" office:value-type="string">
            <text:p text:style-name="P82"><text:span text:style-name="T25">3.4.2 <text:s text:c="3"/></text:span></text:p>
            <text:p text:style-name="P82"><text:span text:style-name="T25">3.5.3 <text:s text:c="3"/></text:span></text:p>
            <text:p text:style-name="P82"><text:span text:style-name="T25">3.6.4 <text:s text:c="3"/></text:span></text:p>
            <text:p text:style-name="P82"><text:span text:style-name="T25">3.7.5 <text:s text:c="3"/></text:span></text:p>
            <text:p text:style-name="P82"><text:span text:style-name="T25">3.8.6 <text:s text:c="3"/></text:span></text:p>
            <text:p text:style-name="P82"><text:span text:style-name="T25">4.5.7 <text:s text:c="3"/></text:span></text:p>
            <text:p text:style-name="P82"><text:span text:style-name="T25">4.6.8 <text:s text:c="3"/></text:span></text:p>
            <text:p text:style-name="P82"><text:span text:style-name="T25">4.7.2 <text:s text:c="3"/></text:span></text:p>
            <text:p text:style-name="P82"><text:span text:style-name="T25">4.8.3 <text:s text:c="3"/></text:span></text:p>
            <text:p text:style-name="P82"><text:span text:style-name="T25">5.6.4 <text:s text:c="3"/></text:span></text:p>
            <text:p text:style-name="P82"><text:span text:style-name="T25">5.7.5 <text:s text:c="3"/></text:span></text:p>
            <text:p text:style-name="P82"><text:span text:style-name="T25">5.8.6 <text:s text:c="3"/></text:span></text:p>
            <text:p text:style-name="P82"><text:span text:style-name="T25">6.8.1</text:span></text:p>
          </table:table-cell>
        </table:table-row>
      </table:table>
      <text:p text:style-name="P91"/>
      <text:p text:style-name="P83"><text:span text:style-name="T26">Замечания:</text:span></text:p>
      <text:list xml:id="list4257380071" text:style-name="WWNum13">
        <text:list-item>
          <text:p text:style-name="P85"><text:span text:style-name="T26">при разработке программы нельзя <text:s/>использовать фрагменты, представленные на ЯВУ, в частности, для ввода-вывода данных. Исходные данные должны вводиться, <text:s/>а <text:s/>результаты <text:s/>контролироваться <text:s/>в <text:s/>режиме <text:s/>отладки; <text:s/></text:span></text:p>
        </text:list-item>
        <text:list-item>
          <text:p text:style-name="P84"><text:span text:style-name="T26">при вычислении функций f1 и f2 вместо операции умножения следует использовать <text:s/>арифметический сдвиг и, возможно, сложение;</text:span></text:p>
        </text:list-item>
        <text:list-item>
          <text:p text:style-name="P84"><text:span text:style-name="T26">при вычислении функций f1 и f2 нельзя <text:s/>использовать процедуры;</text:span></text:p>
        </text:list-item>
        <text:list-item>
          <text:p text:style-name="P84"><text:span text:style-name="T26">при разработке программы следует минимизировать длину кода, для чего, если надо, <text:s/>следует <text:s/>преобразовать <text:s/>исходные <text:s/>выражения для вычисления функций.</text:span></text:p>
        </text:list-item>
      </text:list>
      <text:p text:style-name="P86"><text:span text:style-name="T19"/></text:p>
      <text:p text:style-name="P34"/>
      <text:p text:style-name="P25">Выполнение</text:p>
      <text:p text:style-name="P38"><text:span text:style-name="T17">Вариант 13<text:tab/>Шифр задания </text:span><text:span text:style-name="T24">2.8.3</text:span></text:p>
      <text:p text:style-name="P43"><text:span text:style-name="T20">/ - (4*i+3) , при <text:s/>a&gt;b</text:span></text:p>
      <text:p text:style-name="P79"><text:span text:style-name="T20">f2 = &lt;</text:span></text:p>
      <text:p text:style-name="P94"><text:span text:style-name="T21">\ <text:s text:c="2"/>6*i -10 , <text:s/>при <text:s/>a&lt;=b</text:span></text:p>
      <text:p text:style-name="P95"><text:span text:style-name="T21"/></text:p>
      <text:p text:style-name="P94"><text:span text:style-name="T20">/ - (6*i+8) , при <text:s/>a&gt;b</text:span></text:p>
      <text:p text:style-name="P79"><text:span text:style-name="T20">f8 = &lt;</text:span></text:p>
      <text:p text:style-name="P94"><text:span text:style-name="T21">\ <text:s/>9 -3*(i-1), при <text:s/>a&lt;=b</text:span></text:p>
      <text:p text:style-name="P95"><text:span text:style-name="T21"/></text:p>
      <text:p text:style-name="P44"><text:span text:style-name="T20">/ <text:s/>|i1 + i2|, <text:s/>при <text:s/>k=0</text:span></text:p>
      <text:p text:style-name="P79"><text:span text:style-name="T20">f3 = &lt;</text:span></text:p>
      <text:p text:style-name="P94"><text:span text:style-name="T21">\ min(i1,i2), при <text:s/>k/=0</text:span></text:p>
      <text:p text:style-name="P14"/>
      <text:p text:style-name="P15">Сегменты в программе <text:span text:style-name="T35">размещены</text:span> в порядке:</text:p>
      <text:list xml:id="list4113844269" text:style-name="L7">
        <text:list-item>
          <text:p text:style-name="P16"><text:span text:style-name="T37">С</text:span>тек</text:p>
        </text:list-item>
        <text:list-item>
          <text:p text:style-name="P16">Данные</text:p>
        </text:list-item>
        <text:list-item>
          <text:p text:style-name="P16">Код</text:p>
        </text:list-item>
      </text:list>
      <text:p text:style-name="P15">В сегменте данных заданы метки для переменных <text:span text:style-name="T28">a, b, i, k, i1, i2</text:span>, res использующихся в программе.</text:p>
      <text:p text:style-name="P15">В связи с запретом на использование процедур в программе, функции были <text:span text:style-name="T35">реализованы</text:span> при помощи фрагментов кода, <text:span text:style-name="T35">размеченных</text:span> метками, <text:s/>с безусловными переходами на них. “Вызов” функции <text:span text:style-name="T34">безусловным переходом </text:span><text:s/>jmp к метке данной функции. <text:span text:style-name="T34">Функции используют значения переменных в сегменте данных, непосредственной передачи аргументов в функцию не происходит. Возврат значения происходит посредством заталкивания результата в стек, и выталкивание оного в переменную в основном фрагменте программы.</text:span></text:p>
      <text:p text:style-name="P15"/>
      <text:p text:style-name="P17">Функции содержат ветвление. Их поведение зависит от состояния переменных <text:span text:style-name="T28">a, b, </text:span><text:span text:style-name="T36">с</text:span>ледовательно функции <text:span text:style-name="T28">f1</text:span> и <text:span text:style-name="T28">f2</text:span> логически подразделяются на три части:</text:p>
      <text:p text:style-name="P18">сравнение переменных <text:span text:style-name="T29">a</text:span><text:span text:style-name="T35"> и </text:span><text:span text:style-name="T29">b </text:span><text:span text:style-name="T36">и две ветви, переход в которые осуществляется непосредственно после сравнения. После расчета значения функции, оно помещается в стек, а управление передается в основной фрагмент кода, по заранее заданной метке.</text:span></text:p>
      <text:p text:style-name="P17"><text:span text:style-name="T29"/></text:p>
      <text:p text:style-name="P19"><text:span text:style-name="T35">И</text:span>сполнение функции <text:span text:style-name="T28">f3</text:span> происходит аналогичным образом, но использует значения рассчитанные в двух предыдущих функциях</text:p>
      <text:p text:style-name="P33"><text:span text:style-name="T37">Тестирование</text:span>.</text:p>
      <table:table table:name="Table3" table:style-name="Table3">
        <table:table-column table:style-name="Table3.A" table:number-columns-repeated="7"/>
        <table:table-row>
          <table:table-cell table:style-name="Table3.A1" office:value-type="string">
            <text:p text:style-name="P72">a</text:p>
          </table:table-cell>
          <table:table-cell table:style-name="Table3.A1" office:value-type="string">
            <text:p text:style-name="P72">b</text:p>
          </table:table-cell>
          <table:table-cell table:style-name="Table3.A1" office:value-type="string">
            <text:p text:style-name="P72">i</text:p>
          </table:table-cell>
          <table:table-cell table:style-name="Table3.A1" office:value-type="string">
            <text:p text:style-name="P72">k</text:p>
          </table:table-cell>
          <table:table-cell table:style-name="Table3.A1" office:value-type="string">
            <text:p text:style-name="P72">i1 = f1</text:p>
          </table:table-cell>
          <table:table-cell table:style-name="Table3.A1" office:value-type="string">
            <text:p text:style-name="P72">i2 = f2</text:p>
          </table:table-cell>
          <table:table-cell table:style-name="Table3.G1" office:value-type="string">
            <text:p text:style-name="P72">res = f3</text:p>
          </table:table-cell>
        </table:table-row>
        <table:table-row>
          <table:table-cell table:style-name="Table3.A2" office:value-type="string">
            <text:p text:style-name="P72">1</text:p>
          </table:table-cell>
          <table:table-cell table:style-name="Table3.A2" office:value-type="string">
            <text:p text:style-name="P72">2</text:p>
          </table:table-cell>
          <table:table-cell table:style-name="Table3.A2" office:value-type="string">
            <text:p text:style-name="P72">2</text:p>
          </table:table-cell>
          <table:table-cell table:style-name="Table3.A2" office:value-type="string">
            <text:p text:style-name="P72">0</text:p>
          </table:table-cell>
          <table:table-cell table:style-name="Table3.A2" office:value-type="string">
            <text:p text:style-name="P72">2</text:p>
          </table:table-cell>
          <table:table-cell table:style-name="Table3.A2" office:value-type="string">
            <text:p text:style-name="P73">6</text:p>
          </table:table-cell>
          <table:table-cell table:style-name="Table3.G2" office:value-type="string">
            <text:p text:style-name="P72">8</text:p>
          </table:table-cell>
        </table:table-row>
        <table:table-row>
          <table:table-cell table:style-name="Table3.A2" office:value-type="string">
            <text:p text:style-name="P72">2</text:p>
          </table:table-cell>
          <table:table-cell table:style-name="Table3.A2" office:value-type="string">
            <text:p text:style-name="P72">1</text:p>
          </table:table-cell>
          <table:table-cell table:style-name="Table3.A2" office:value-type="string">
            <text:p text:style-name="P72">2</text:p>
          </table:table-cell>
          <table:table-cell table:style-name="Table3.A2" office:value-type="string">
            <text:p text:style-name="P72">1</text:p>
          </table:table-cell>
          <table:table-cell table:style-name="Table3.A2" office:value-type="string">
            <text:p text:style-name="P72">-11</text:p>
          </table:table-cell>
          <table:table-cell table:style-name="Table3.A2" office:value-type="string">
            <text:p text:style-name="P72">-20</text:p>
          </table:table-cell>
          <table:table-cell table:style-name="Table3.G2" office:value-type="string">
            <text:p text:style-name="P72">-20</text:p>
          </table:table-cell>
        </table:table-row>
        <table:table-row>
          <table:table-cell table:style-name="Table3.A2" office:value-type="string">
            <text:p text:style-name="P72">2</text:p>
          </table:table-cell>
          <table:table-cell table:style-name="Table3.A2" office:value-type="string">
            <text:p text:style-name="P72">1</text:p>
          </table:table-cell>
          <table:table-cell table:style-name="Table3.A2" office:value-type="string">
            <text:p text:style-name="P72">2</text:p>
          </table:table-cell>
          <table:table-cell table:style-name="Table3.A2" office:value-type="string">
            <text:p text:style-name="P74">0</text:p>
          </table:table-cell>
          <table:table-cell table:style-name="Table3.A2" office:value-type="string">
            <text:p text:style-name="P72">-11</text:p>
          </table:table-cell>
          <table:table-cell table:style-name="Table3.A2" office:value-type="string">
            <text:p text:style-name="P72">-20</text:p>
          </table:table-cell>
          <table:table-cell table:style-name="Table3.G2" office:value-type="string">
            <text:p text:style-name="P74">31</text:p>
          </table:table-cell>
        </table:table-row>
      </table:table>
      <text:p text:style-name="P26"/>
      <text:p text:style-name="P25"/>
      <text:p text:style-name="P25">Выводы.</text:p>
      <text:p text:style-name="P30"><text:span text:style-name="T10">В результате работы были разобраны некоторые базовые концепции языка ас</text:span><text:span text:style-name="T12">с</text:span><text:span text:style-name="T10">емблера. </text:span><text:span text:style-name="T11">Были изучены </text:span><text:span text:style-name="T12">команды сравнения, условного и безусловного перехода. </text:span><text:span text:style-name="T13">Была написана рабочая программа, рассчитывающая значения кусочных математических функций.</text:span></text:p>
      <text:p text:style-name="P22"/>
      <text:p text:style-name="P2"><text:span text:style-name="Название_20_книги"><text:span text:style-name="T1">Приложение</text:span></text:span></text:p>
      <text:p text:style-name="P1"><text:span text:style-name="Название_20_книги"><text:span text:style-name="T1">LR</text:span></text:span><text:span text:style-name="Название_20_книги"><text:span text:style-name="T3">3</text:span></text:span><text:span text:style-name="Название_20_книги"><text:span text:style-name="T1">.ASM </text:span></text:span></text:p>
      <text:p text:style-name="P22"/>
      <text:p text:style-name="P22">STACKSG SEGMENT <text:s/>PARA STACK 'Stack'</text:p>
      <text:p text:style-name="P22"><text:s text:c="8"/>DW <text:s text:c="6"/>32 DUP(?)</text:p>
      <text:p text:style-name="P22">STACKSG<text:tab/>ENDS</text:p>
      <text:p text:style-name="P22"/>
      <text:p text:style-name="P22">DATASG <text:s/>SEGMENT <text:s/>PARA 'Data'<text:tab/><text:tab/><text:tab/><text:tab/>;SEG DATA</text:p>
      <text:p text:style-name="P22">VARA<text:tab/>DW<text:tab/>1h</text:p>
      <text:p text:style-name="P22">VARB<text:tab/>DW<text:tab/>1h</text:p>
      <text:p text:style-name="P22">VARI<text:tab/>DW<text:tab/>1h</text:p>
      <text:p text:style-name="P22">VARK<text:tab/>DW<text:tab/>1h</text:p>
      <text:p text:style-name="P22">VARI1<text:tab/>DW<text:tab/>1h</text:p>
      <text:p text:style-name="P22">VARI2<text:tab/>DW<text:tab/>1h</text:p>
      <text:p text:style-name="P22">VARRES<text:tab/>DW<text:tab/>1h</text:p>
      <text:p text:style-name="P22">DATASG<text:tab/>ENDS<text:tab/><text:tab/><text:tab/><text:tab/><text:tab/><text:tab/><text:tab/><text:tab/>;ENDS DATA</text:p>
      <text:p text:style-name="P22"/>
      <text:p text:style-name="P22">CODE <text:s text:c="5"/>SEGMENT <text:s text:c="2"/><text:tab/><text:tab/><text:tab/><text:tab/><text:tab/><text:tab/>;SEG CODE</text:p>
      <text:p text:style-name="P22">ASSUME CS:Code</text:p>
      <text:p text:style-name="P22"/>
      <text:p text:style-name="P22"><text:tab/></text:p>
      <text:p text:style-name="P22">Main <text:s text:c="5"/>PROC <text:s/>FAR</text:p>
      <text:p text:style-name="P22"><text:s text:c="3"/><text:tab/>mov <text:s/>ax, DATASG <text:s text:c="23"/>;ds setup</text:p>
      <text:p text:style-name="P22"><text:s text:c="3"/><text:tab/>mov <text:s/>ds, ax <text:s text:c="23"/><text:tab/></text:p>
      <text:p text:style-name="P22"><text:s text:c="3"/></text:p>
      <text:p text:style-name="P22"><text:tab/>jmp f1</text:p>
      <text:p text:style-name="P22">f1_end:</text:p>
      <text:p text:style-name="P22"><text:tab/>mov di,offset VARI1</text:p>
      <text:p text:style-name="P22"><text:tab/>pop [di]</text:p>
      <text:p text:style-name="P22"><text:tab/></text:p>
      <text:p text:style-name="P22"><text:tab/>jmp f2</text:p>
      <text:p text:style-name="P22">f2_end:</text:p>
      <text:p text:style-name="P22"><text:tab/>mov di,offset VARI2</text:p>
      <text:p text:style-name="P22"><text:soft-page-break/><text:tab/>pop [di]</text:p>
      <text:p text:style-name="P22"><text:tab/></text:p>
      <text:p text:style-name="P22"><text:tab/>jmp f3</text:p>
      <text:p text:style-name="P22">f3_end:</text:p>
      <text:p text:style-name="P22"><text:tab/>mov di,offset VARRES</text:p>
      <text:p text:style-name="P22"><text:tab/>pop [di]</text:p>
      <text:p text:style-name="P22"><text:tab/></text:p>
      <text:p text:style-name="P22"><text:tab/>mov <text:s/>ah, 4ch<text:tab/><text:tab/><text:tab/><text:tab/><text:tab/><text:tab/><text:tab/><text:tab/>;exit</text:p>
      <text:p text:style-name="P22"><text:tab/>int <text:s/>21h <text:s/></text:p>
      <text:p text:style-name="P22"><text:s text:c="3"/></text:p>
      <text:p text:style-name="P22"><text:s text:c="2"/></text:p>
      <text:p text:style-name="P22">f1: </text:p>
      <text:p text:style-name="P22"><text:s text:c="3"/>mov <text:s/>si,OFFSET VARA<text:tab/>;si = &amp;a</text:p>
      <text:p text:style-name="P22"><text:s text:c="3"/>mov <text:tab/>ax,[si]<text:tab/><text:tab/><text:tab/>;ax = *si<text:tab/>(a)</text:p>
      <text:p text:style-name="P22"><text:s text:c="3"/>mov <text:s/>si,OFFSET VARB<text:tab/>;si = &amp;b</text:p>
      <text:p text:style-name="P22"><text:s text:c="3"/>cmp<text:tab/>ax,[si]<text:tab/><text:tab/><text:tab/>;cmp ax,*si<text:tab/>(a,b)</text:p>
      <text:p text:style-name="P22"><text:s text:c="3"/>jg<text:tab/>f1_1<text:tab/><text:tab/><text:tab/>;if a&gt;b</text:p>
      <text:p text:style-name="P22"><text:s text:c="3"/>jmp<text:tab/>f1_2</text:p>
      <text:p text:style-name="P22">f1_1: <text:s text:c="2"/><text:tab/><text:tab/><text:tab/><text:tab/>;then -(4i+3) = (-4i - 3)</text:p>
      <text:p text:style-name="P22"><text:tab/>mov si,offset VARI</text:p>
      <text:p text:style-name="P22"><text:tab/>mov bx,[si]<text:tab/><text:tab/><text:tab/>;bx = i</text:p>
      <text:p text:style-name="P22"><text:tab/>shl bx,1<text:tab/><text:tab/><text:tab/>;bx *= 2</text:p>
      <text:p text:style-name="P22"><text:tab/>shl bx,1<text:tab/><text:tab/><text:tab/>;bx *= 2</text:p>
      <text:p text:style-name="P22"><text:tab/>sub ax,ax<text:tab/><text:tab/><text:tab/>;ax = 0</text:p>
      <text:p text:style-name="P22"><text:tab/>sub ax,bx<text:tab/><text:tab/><text:tab/>;ax = -bx<text:tab/>(-4i)</text:p>
      <text:p text:style-name="P22"><text:tab/>sub ax,3<text:tab/><text:tab/><text:tab/>;ax -= 3 <text:s/></text:p>
      <text:p text:style-name="P22"><text:tab/>push ax<text:tab/><text:tab/><text:tab/><text:tab/>;ret ax</text:p>
      <text:p text:style-name="P22"><text:tab/>jmp f1_c</text:p>
      <text:p text:style-name="P22">f1_2:<text:tab/><text:tab/><text:tab/><text:tab/><text:tab/>;else (6i-10)</text:p>
      <text:p text:style-name="P22"><text:tab/>mov si,offset VARI</text:p>
      <text:p text:style-name="P22"><text:tab/>mov bx,[si]<text:tab/><text:tab/><text:tab/>;bx = i</text:p>
      <text:p text:style-name="P22"><text:tab/>shl bx,1<text:tab/><text:tab/><text:tab/>;bx *= 2</text:p>
      <text:p text:style-name="P22"><text:tab/>shl bx,1<text:tab/><text:tab/><text:tab/>;bx *= 2</text:p>
      <text:p text:style-name="P22"><text:soft-page-break/><text:tab/>mov ax,[si]<text:tab/><text:tab/><text:tab/>;ax = i</text:p>
      <text:p text:style-name="P22"><text:tab/>shl ax,1<text:tab/><text:tab/><text:tab/>;ax *= 2</text:p>
      <text:p text:style-name="P22"><text:tab/>add ax,bx<text:tab/><text:tab/><text:tab/>;ax += bx<text:tab/>(ax = 6i)</text:p>
      <text:p text:style-name="P22"><text:tab/>sub ax,10<text:tab/><text:tab/><text:tab/>;ax -= 10</text:p>
      <text:p text:style-name="P22"><text:tab/>push ax<text:tab/><text:tab/><text:tab/><text:tab/>;ret ax</text:p>
      <text:p text:style-name="P22"><text:tab/>jmp f1_c</text:p>
      <text:p text:style-name="P22">f1_c:</text:p>
      <text:p text:style-name="P22"><text:tab/>jmp f1_end</text:p>
      <text:p text:style-name="P22"><text:tab/></text:p>
      <text:p text:style-name="P22"><text:tab/></text:p>
      <text:p text:style-name="P22">f2: </text:p>
      <text:p text:style-name="P22"><text:s text:c="3"/>mov <text:s/>si,OFFSET VARA<text:tab/>;si = &amp;a</text:p>
      <text:p text:style-name="P22"><text:s text:c="3"/>mov <text:tab/>ax,[si]<text:tab/><text:tab/><text:tab/>;ax = *si<text:tab/>(a)</text:p>
      <text:p text:style-name="P22"><text:s text:c="3"/>mov <text:s/>si,OFFSET VARB<text:tab/>;si = &amp;b</text:p>
      <text:p text:style-name="P22"><text:s text:c="3"/>cmp<text:tab/>ax,[si]<text:tab/><text:tab/><text:tab/>;cmp ax,*si<text:tab/>(a,b)</text:p>
      <text:p text:style-name="P22"><text:s text:c="3"/>jg<text:tab/>f2_1<text:tab/><text:tab/><text:tab/>;if a&gt;b</text:p>
      <text:p text:style-name="P22"><text:s text:c="3"/>jmp<text:tab/>f2_2</text:p>
      <text:p text:style-name="P22">f2_1: <text:s text:c="2"/><text:tab/><text:tab/><text:tab/><text:tab/>;then -(6i + 8) = (-6i - 8)</text:p>
      <text:p text:style-name="P22"><text:tab/>mov si,offset VARI</text:p>
      <text:p text:style-name="P22"><text:tab/>mov bx,[si]<text:tab/><text:tab/><text:tab/>;bx = i</text:p>
      <text:p text:style-name="P22"><text:tab/>shl bx,1<text:tab/><text:tab/><text:tab/>;bx *= 2</text:p>
      <text:p text:style-name="P22"><text:tab/>shl bx,1<text:tab/><text:tab/><text:tab/>;bx *= 2</text:p>
      <text:p text:style-name="P22"><text:tab/>mov ax,[si]<text:tab/><text:tab/><text:tab/>;ax = i</text:p>
      <text:p text:style-name="P22"><text:tab/>shl ax,1<text:tab/><text:tab/><text:tab/>;ax *= 2</text:p>
      <text:p text:style-name="P22"><text:tab/>add ax,bx<text:tab/><text:tab/><text:tab/>;ax += bx<text:tab/>(ax = 6i)</text:p>
      <text:p text:style-name="P22"><text:tab/>sub bx,bx<text:tab/><text:tab/><text:tab/>;bx = 0</text:p>
      <text:p text:style-name="P22"><text:tab/>sub bx,ax<text:tab/><text:tab/><text:tab/>;bx = -ax<text:tab/>(bx = -6i)</text:p>
      <text:p text:style-name="P22"><text:tab/>sub bx,8<text:tab/><text:tab/><text:tab/>;bx -= 8</text:p>
      <text:p text:style-name="P22"><text:tab/>push bx<text:tab/><text:tab/><text:tab/><text:tab/>;ret bx</text:p>
      <text:p text:style-name="P22"/>
      <text:p text:style-name="P22"><text:tab/>jmp f2_c</text:p>
      <text:p text:style-name="P22">f2_2:<text:tab/><text:tab/><text:tab/><text:tab/><text:tab/>;else 9-3(i-1) = -3i + 12</text:p>
      <text:p text:style-name="P22"><text:tab/>mov si,offset VARI</text:p>
      <text:p text:style-name="P22"><text:soft-page-break/><text:tab/>mov ax,[si]<text:tab/><text:tab/><text:tab/>;ax = i</text:p>
      <text:p text:style-name="P22"><text:tab/>shl ax,1<text:tab/><text:tab/><text:tab/>;ax *= 2</text:p>
      <text:p text:style-name="P22"><text:tab/>add ax,[si]<text:tab/><text:tab/><text:tab/>;ax += i<text:tab/>(ax = 3i)</text:p>
      <text:p text:style-name="P22"><text:tab/>sub bx,bx<text:tab/><text:tab/><text:tab/>;bx = 0</text:p>
      <text:p text:style-name="P22"><text:tab/>sub bx,ax<text:tab/><text:tab/><text:tab/>;bx = -ax<text:tab/>(bx = -3i)</text:p>
      <text:p text:style-name="P22"><text:tab/>add bx,12<text:tab/><text:tab/><text:tab/>;bx += 12</text:p>
      <text:p text:style-name="P22"><text:tab/>push bx<text:tab/><text:tab/><text:tab/><text:tab/>;ret bx</text:p>
      <text:p text:style-name="P22"><text:tab/>jmp f2_c</text:p>
      <text:p text:style-name="P22">f2_c:</text:p>
      <text:p text:style-name="P22"><text:tab/>jmp f2_end</text:p>
      <text:p text:style-name="P22"><text:tab/></text:p>
      <text:p text:style-name="P22"/>
      <text:p text:style-name="P22">f3:</text:p>
      <text:p text:style-name="P22"><text:s text:c="3"/>mov <text:s/>si,OFFSET VARK<text:tab/>;si = &amp;k</text:p>
      <text:p text:style-name="P22"><text:s text:c="3"/>mov <text:tab/>ax,[si]<text:tab/><text:tab/><text:tab/>;ax = *si<text:tab/>(k)</text:p>
      <text:p text:style-name="P22"><text:s text:c="3"/>cmp<text:tab/>ax,0<text:tab/><text:tab/><text:tab/>;cmp k,0</text:p>
      <text:p text:style-name="P22"><text:s text:c="3"/>je<text:tab/>f3_1<text:tab/><text:tab/><text:tab/>;if k=0</text:p>
      <text:p text:style-name="P22"><text:s text:c="3"/>jmp<text:tab/>f3_2</text:p>
      <text:p text:style-name="P22">f3_1: <text:s text:c="2"/><text:tab/><text:tab/><text:tab/><text:tab/>;then abs(i1+i2)</text:p>
      <text:p text:style-name="P22"><text:tab/>mov si,offset VARI1</text:p>
      <text:p text:style-name="P22"><text:tab/>mov ax,[si]<text:tab/><text:tab/><text:tab/>;ax = i1</text:p>
      <text:p text:style-name="P22"><text:tab/>mov si,offset VARI2</text:p>
      <text:p text:style-name="P22"><text:tab/>add ax,[si]<text:tab/><text:tab/><text:tab/>;ax += i2 (ax = i1 + i2)</text:p>
      <text:p text:style-name="P22"><text:tab/>cmp ax,0<text:tab/><text:tab/><text:tab/>;cmp i1+i2,0</text:p>
      <text:p text:style-name="P22"><text:tab/>jnl<text:tab/>f3_1_c<text:tab/><text:tab/><text:tab/>;unless ax &gt;= 0</text:p>
      <text:p text:style-name="P22"><text:tab/>neg ax<text:tab/><text:tab/><text:tab/><text:tab/>;neg ax</text:p>
      <text:p text:style-name="P22">f3_1_c:<text:tab/><text:tab/><text:tab/><text:tab/><text:tab/>;else dont<text:tab/><text:tab/><text:tab/></text:p>
      <text:p text:style-name="P22"><text:tab/>push ax<text:tab/><text:tab/><text:tab/><text:tab/>;ret ax</text:p>
      <text:p text:style-name="P22"><text:tab/>jmp f3_c</text:p>
      <text:p text:style-name="P22">f3_2:<text:tab/><text:tab/><text:tab/><text:tab/><text:tab/>;else min(i1,i2)</text:p>
      <text:p text:style-name="P22"><text:tab/>mov si,offset VARI1</text:p>
      <text:p text:style-name="P22"><text:tab/>mov ax,[si]<text:tab/><text:tab/><text:tab/>;ax = i1</text:p>
      <text:p text:style-name="P22"><text:tab/>mov si,offset VARI2</text:p>
      <text:p text:style-name="P22"><text:soft-page-break/><text:tab/>cmp ax,[si]<text:tab/><text:tab/><text:tab/>;cmp i1,i2</text:p>
      <text:p text:style-name="P22"><text:tab/>jg f3_2_c<text:tab/><text:tab/><text:tab/>;unless i1 &gt; i2</text:p>
      <text:p text:style-name="P22"><text:tab/>push ax<text:tab/><text:tab/><text:tab/><text:tab/>;ret i2</text:p>
      <text:p text:style-name="P22"><text:tab/>jmp f3_c</text:p>
      <text:p text:style-name="P22">f3_2_c:<text:tab/><text:tab/><text:tab/><text:tab/><text:tab/>;else</text:p>
      <text:p text:style-name="P22"><text:tab/>push [si]<text:tab/><text:tab/><text:tab/>;ret i1</text:p>
      <text:p text:style-name="P22"><text:tab/>jmp f3_c<text:tab/><text:tab/><text:tab/><text:tab/></text:p>
      <text:p text:style-name="P22">f3_c:</text:p>
      <text:p text:style-name="P22"><text:tab/>jmp f3_end</text:p>
      <text:p text:style-name="P22"><text:s/></text:p>
      <text:p text:style-name="P22">Main <text:s text:c="5"/>ENDP</text:p>
      <text:p text:style-name="P22">CODE <text:s text:c="5"/>ENDS</text:p>
      <text:p text:style-name="P22">END Main<text:tab/><text:tab/><text:tab/><text:tab/><text:tab/><text:tab/><text:tab/><text:tab/><text:tab/>;ENDS CODE<text:tab/></text:p>
      <text:p text:style-name="P22"/>
      <text:p text:style-name="P22"/>
      <text:p text:style-name="P1"><text:span text:style-name="Название_20_книги"><text:span text:style-name="T1">LR</text:span></text:span><text:span text:style-name="Название_20_книги"><text:span text:style-name="T3">3</text:span></text:span><text:span text:style-name="Название_20_книги"><text:span text:style-name="T1">.</text:span></text:span><text:span text:style-name="Название_20_книги"><text:span text:style-name="T3">Lst</text:span></text:span></text:p>
      <text:p text:style-name="P1"><text:span text:style-name="T15">#Microsoft (R) Macro Assembler Version 5.10 <text:s text:c="17"/>9/25/19 24:04:53</text:span></text:p>
      <text:p text:style-name="P1"><text:span text:style-name="T15"><text:s text:c="61"/>Page <text:s text:c="4"/>1-1</text:span></text:p>
      <text:p text:style-name="P1"><text:span text:style-name="T15"/></text:p>
      <text:p text:style-name="P1"><text:span text:style-name="T15"/></text:p>
      <text:p text:style-name="P1"><text:span text:style-name="T15"><text:tab/><text:tab/><text:tab/><text:tab/></text:span></text:p>
      <text:p text:style-name="P1"><text:span text:style-name="T15"><text:s/>0000<text:tab/><text:tab/><text:tab/><text:tab/>STACKSG SEGMENT <text:s/>PARA STACK 'Stack'</text:span></text:p>
      <text:p text:style-name="P1"><text:span text:style-name="T15"><text:s/>0000 <text:s/>0020[<text:tab/><text:tab/><text:tab/> <text:s text:c="7"/>DW <text:s text:c="6"/>32 DUP(?)</text:span></text:p>
      <text:p text:style-name="P1"><text:span text:style-name="T15"><text:tab/> <text:s text:c="2"/>????<text:tab/><text:tab/><text:tab/></text:span></text:p>
      <text:p text:style-name="P1"><text:span text:style-name="T15"><text:tab/><text:tab/><text:tab/> ]<text:tab/></text:span></text:p>
      <text:p text:style-name="P1"><text:span text:style-name="T15"><text:tab/><text:tab/><text:tab/><text:tab/></text:span></text:p>
      <text:p text:style-name="P1"><text:span text:style-name="T15"><text:s/>0040<text:tab/><text:tab/><text:tab/><text:tab/>STACKSG<text:tab/>ENDS</text:span></text:p>
      <text:p text:style-name="P1"><text:span text:style-name="T15"><text:tab/><text:tab/><text:tab/><text:tab/></text:span></text:p>
      <text:p text:style-name="P1"><text:span text:style-name="T15"><text:s/>0000<text:tab/><text:tab/><text:tab/><text:tab/>DATASG <text:s/>SEGMENT <text:s/>PARA 'Data'<text:tab/><text:tab/></text:span></text:p>
      <text:p text:style-name="P1"><text:span text:style-name="T15"><text:tab/><text:tab/><text:tab/><text:tab/><text:tab/><text:tab/>;SEG DATA</text:span></text:p>
      <text:p text:style-name="P1"><text:span text:style-name="T15"><text:s/>0000 <text:s/>0001<text:tab/><text:tab/><text:tab/>VARA<text:tab/>DW<text:tab/>1h</text:span></text:p>
      <text:p text:style-name="P1"><text:span text:style-name="T15"><text:s/>0002 <text:s/>0001<text:tab/><text:tab/><text:tab/>VARB<text:tab/>DW<text:tab/>1h</text:span></text:p>
      <text:p text:style-name="P1"><text:span text:style-name="T15"><text:s/>0004 <text:s/>0001<text:tab/><text:tab/><text:tab/>VARI<text:tab/>DW<text:tab/>1h</text:span></text:p>
      <text:p text:style-name="P1"><text:span text:style-name="T15"><text:s/>0006 <text:s/>0001<text:tab/><text:tab/><text:tab/>VARK<text:tab/>DW<text:tab/>1h</text:span></text:p>
      <text:p text:style-name="P1"><text:soft-page-break/><text:span text:style-name="T15"><text:s/>0008 <text:s/>0001<text:tab/><text:tab/><text:tab/>VARI1<text:tab/>DW<text:tab/>1h</text:span></text:p>
      <text:p text:style-name="P1"><text:span text:style-name="T15"><text:s/>000A <text:s/>0001<text:tab/><text:tab/><text:tab/>VARI2<text:tab/>DW<text:tab/>1h</text:span></text:p>
      <text:p text:style-name="P1"><text:span text:style-name="T15"><text:s/>000C <text:s/>0001<text:tab/><text:tab/><text:tab/>VARRES<text:tab/>DW<text:tab/>1h</text:span></text:p>
      <text:p text:style-name="P1"><text:span text:style-name="T15"><text:s/>000E<text:tab/><text:tab/><text:tab/><text:tab/>DATASG<text:tab/>ENDS<text:tab/><text:tab/><text:tab/><text:tab/></text:span></text:p>
      <text:p text:style-name="P1"><text:span text:style-name="T15"><text:tab/><text:tab/><text:tab/><text:tab/><text:tab/><text:tab/><text:tab/><text:tab/>;ENDS DATA</text:span></text:p>
      <text:p text:style-name="P1"><text:span text:style-name="T15"><text:tab/><text:tab/><text:tab/><text:tab/></text:span></text:p>
      <text:p text:style-name="P1"><text:span text:style-name="T15"><text:s/>0000<text:tab/><text:tab/><text:tab/><text:tab/>CODE <text:s text:c="5"/>SEGMENT <text:s text:c="2"/><text:tab/><text:tab/><text:tab/></text:span></text:p>
      <text:p text:style-name="P1"><text:span text:style-name="T15"><text:tab/><text:tab/><text:tab/><text:tab/><text:tab/><text:tab/><text:tab/>;SEG CODE</text:span></text:p>
      <text:p text:style-name="P1"><text:span text:style-name="T15"><text:tab/><text:tab/><text:tab/><text:tab/>ASSUME CS:Code</text:span></text:p>
      <text:p text:style-name="P1"><text:span text:style-name="T15"><text:tab/><text:tab/><text:tab/><text:tab/></text:span></text:p>
      <text:p text:style-name="P1"><text:span text:style-name="T15"><text:tab/><text:tab/><text:tab/><text:tab/><text:tab/></text:span></text:p>
      <text:p text:style-name="P1"><text:span text:style-name="T15"><text:s/>0000<text:tab/><text:tab/><text:tab/><text:tab/>Main <text:s text:c="5"/>PROC <text:s/>FAR</text:span></text:p>
      <text:p text:style-name="P1"><text:span text:style-name="T15"><text:s/>0000 <text:s/>B8 ---- R<text:tab/><text:tab/> <text:s text:c="2"/><text:tab/>mov <text:s/>ax, DATASG <text:s text:c="23"/></text:span></text:p>
      <text:p text:style-name="P1"><text:span text:style-name="T15"><text:tab/><text:tab/><text:tab/><text:tab/>;ds setup</text:span></text:p>
      <text:p text:style-name="P1"><text:span text:style-name="T15"><text:s/>0003 <text:s/>8E D8<text:tab/><text:tab/><text:tab/> <text:s text:c="2"/><text:tab/>mov <text:s/>ds, ax <text:s text:c="23"/></text:span></text:p>
      <text:p text:style-name="P1"><text:span text:style-name="T15"><text:tab/><text:tab/><text:tab/><text:tab/><text:tab/></text:span></text:p>
      <text:p text:style-name="P1"><text:span text:style-name="T15"><text:tab/><text:tab/><text:tab/><text:tab/> <text:s text:c="2"/></text:span></text:p>
      <text:p text:style-name="P1"><text:span text:style-name="T15"><text:s/>0005 <text:s/>EB 1A 90<text:tab/><text:tab/><text:tab/><text:tab/>jmp f1</text:span></text:p>
      <text:p text:style-name="P1"><text:span text:style-name="T15"><text:s/>0008<text:tab/><text:tab/><text:tab/><text:tab/>f1_end:</text:span></text:p>
      <text:p text:style-name="P1"><text:span text:style-name="T15"><text:s/>0008 <text:s/>BF 0008 R<text:tab/><text:tab/><text:tab/>mov di,offset VARI1</text:span></text:p>
      <text:p text:style-name="P1"><text:span text:style-name="T15"><text:s/>000B <text:s/>8F 05<text:tab/><text:tab/><text:tab/><text:tab/>pop [di]</text:span></text:p>
      <text:p text:style-name="P1"><text:span text:style-name="T15"><text:tab/><text:tab/><text:tab/><text:tab/><text:tab/></text:span></text:p>
      <text:p text:style-name="P1"><text:span text:style-name="T15"><text:s/>000D <text:s/>EB 4D 90<text:tab/><text:tab/><text:tab/><text:tab/>jmp f2</text:span></text:p>
      <text:p text:style-name="P1"><text:span text:style-name="T15"><text:s/>0010<text:tab/><text:tab/><text:tab/><text:tab/>f2_end:</text:span></text:p>
      <text:p text:style-name="P1"><text:span text:style-name="T15"><text:s/>0010 <text:s/>BF 000A R<text:tab/><text:tab/><text:tab/>mov di,offset VARI2</text:span></text:p>
      <text:p text:style-name="P1"><text:span text:style-name="T15"><text:s/>0013 <text:s/>8F 05<text:tab/><text:tab/><text:tab/><text:tab/>pop [di]</text:span></text:p>
      <text:p text:style-name="P1"><text:span text:style-name="T15"><text:tab/><text:tab/><text:tab/><text:tab/><text:tab/></text:span></text:p>
      <text:p text:style-name="P1"><text:span text:style-name="T15"><text:s/>0015 <text:s/>E9 009C R<text:tab/><text:tab/><text:tab/>jmp f3</text:span></text:p>
      <text:p text:style-name="P1"><text:span text:style-name="T15"><text:s/>0018<text:tab/><text:tab/><text:tab/><text:tab/>f3_end:</text:span></text:p>
      <text:p text:style-name="P1"><text:span text:style-name="T15"><text:s/>0018 <text:s/>BF 000C R<text:tab/><text:tab/><text:tab/>mov di,offset VARRES</text:span></text:p>
      <text:p text:style-name="P1"><text:span text:style-name="T15"><text:s/>001B <text:s/>8F 05<text:tab/><text:tab/><text:tab/><text:tab/>pop [di]</text:span></text:p>
      <text:p text:style-name="P1"><text:span text:style-name="T15"><text:tab/><text:tab/><text:tab/><text:tab/><text:tab/></text:span></text:p>
      <text:p text:style-name="P1"><text:span text:style-name="T15"><text:s/>001D <text:s/>B4 4C<text:tab/><text:tab/><text:tab/><text:tab/>mov <text:s/>ah, 4ch<text:tab/><text:tab/><text:tab/></text:span></text:p>
      <text:p text:style-name="P1"><text:span text:style-name="T15"><text:tab/><text:tab/><text:tab/><text:tab/><text:tab/><text:tab/><text:tab/><text:tab/><text:tab/>;exit</text:span></text:p>
      <text:p text:style-name="P1"><text:soft-page-break/><text:span text:style-name="T15"><text:s/>001F <text:s/>CD 21<text:tab/><text:tab/><text:tab/><text:tab/>int <text:s/>21h <text:s/></text:span></text:p>
      <text:p text:style-name="P1"><text:span text:style-name="T15"><text:tab/><text:tab/><text:tab/><text:tab/> <text:s text:c="2"/></text:span></text:p>
      <text:p text:style-name="P1"><text:span text:style-name="T15"><text:tab/><text:tab/><text:tab/><text:tab/> <text:s/></text:span></text:p>
      <text:p text:style-name="P1"><text:span text:style-name="T15"><text:s/>0021<text:tab/><text:tab/><text:tab/><text:tab/>f1: </text:span></text:p>
      <text:p text:style-name="P1"><text:span text:style-name="T15"><text:s/>0021 <text:s/>BE 0000 R<text:tab/><text:tab/> <text:s text:c="2"/>mov <text:s/>si,OFFSET VARA<text:tab/>;si = &amp;a</text:span></text:p>
      <text:p text:style-name="P1"><text:span text:style-name="T15"><text:s/>0024 <text:s/>8B 04<text:tab/><text:tab/><text:tab/> <text:s text:c="2"/>mov <text:tab/>ax,[si]<text:tab/><text:tab/><text:tab/>;ax = *si</text:span></text:p>
      <text:p text:style-name="P1"><text:span text:style-name="T15"/></text:p>
      <text:p text:style-name="P1"><text:span text:style-name="T15">#Microsoft (R) Macro Assembler Version 5.10 <text:s text:c="17"/>9/25/19 24:04:53</text:span></text:p>
      <text:p text:style-name="P1"><text:span text:style-name="T15"><text:s text:c="61"/>Page <text:s text:c="4"/>1-2</text:span></text:p>
      <text:p text:style-name="P1"><text:span text:style-name="T15"/></text:p>
      <text:p text:style-name="P1"><text:span text:style-name="T15"/></text:p>
      <text:p text:style-name="P1"><text:span text:style-name="T15"><text:tab/><text:tab/><text:tab/><text:tab/><text:tab/>(a)</text:span></text:p>
      <text:p text:style-name="P1"><text:span text:style-name="T15"><text:s/>0026 <text:s/>BE 0002 R<text:tab/><text:tab/> <text:s text:c="2"/>mov <text:s/>si,OFFSET VARB<text:tab/>;si = &amp;b</text:span></text:p>
      <text:p text:style-name="P1"><text:span text:style-name="T15"><text:s/>0029 <text:s/>3B 04<text:tab/><text:tab/><text:tab/> <text:s text:c="2"/>cmp<text:tab/>ax,[si]<text:tab/><text:tab/><text:tab/>;cmp ax,*si</text:span></text:p>
      <text:p text:style-name="P1"><text:span text:style-name="T15"><text:tab/><text:tab/><text:tab/><text:tab/><text:tab/>(a,b)</text:span></text:p>
      <text:p text:style-name="P1"><text:span text:style-name="T15"><text:s/>002B <text:s/>7F 03<text:tab/><text:tab/><text:tab/> <text:s text:c="2"/>jg<text:tab/>f1_1<text:tab/><text:tab/><text:tab/>;if a&gt;b</text:span></text:p>
      <text:p text:style-name="P1"><text:span text:style-name="T15"><text:s/>002D <text:s/>EB 15 90<text:tab/><text:tab/><text:tab/> <text:s text:c="2"/>jmp<text:tab/>f1_2</text:span></text:p>
      <text:p text:style-name="P1"><text:span text:style-name="T15"><text:s/>0030<text:tab/><text:tab/><text:tab/><text:tab/>f1_1: <text:s text:c="2"/><text:tab/><text:tab/><text:tab/><text:tab/>;then -</text:span></text:p>
      <text:p text:style-name="P1"><text:span text:style-name="T15"><text:tab/><text:tab/><text:tab/><text:tab/>(4i+3) = (-4i - 3)</text:span></text:p>
      <text:p text:style-name="P1"><text:span text:style-name="T15"><text:s/>0030 <text:s/>BE 0004 R<text:tab/><text:tab/><text:tab/>mov si,offset VARI</text:span></text:p>
      <text:p text:style-name="P1"><text:span text:style-name="T15"><text:s/>0033 <text:s/>8B 1C<text:tab/><text:tab/><text:tab/><text:tab/>mov bx,[si]<text:tab/><text:tab/><text:tab/>;bx = i</text:span></text:p>
      <text:p text:style-name="P1"><text:span text:style-name="T15"><text:s/>0035 <text:s/>D1 E3<text:tab/><text:tab/><text:tab/><text:tab/>shl bx,1<text:tab/><text:tab/><text:tab/>;bx *= </text:span></text:p>
      <text:p text:style-name="P1"><text:span text:style-name="T15"><text:tab/><text:tab/><text:tab/><text:tab/>2</text:span></text:p>
      <text:p text:style-name="P1"><text:span text:style-name="T15"><text:s/>0037 <text:s/>D1 E3<text:tab/><text:tab/><text:tab/><text:tab/>shl bx,1<text:tab/><text:tab/><text:tab/>;bx *= </text:span></text:p>
      <text:p text:style-name="P1"><text:span text:style-name="T15"><text:tab/><text:tab/><text:tab/><text:tab/>2</text:span></text:p>
      <text:p text:style-name="P1"><text:span text:style-name="T15"><text:s/>0039 <text:s/>2B C0<text:tab/><text:tab/><text:tab/><text:tab/>sub ax,ax<text:tab/><text:tab/><text:tab/>;ax = 0</text:span></text:p>
      <text:p text:style-name="P1"><text:span text:style-name="T15"><text:s/>003B <text:s/>2B C3<text:tab/><text:tab/><text:tab/><text:tab/>sub ax,bx<text:tab/><text:tab/><text:tab/>;ax = -</text:span></text:p>
      <text:p text:style-name="P1"><text:span text:style-name="T15"><text:tab/><text:tab/><text:tab/><text:tab/>bx<text:tab/>(-4i)</text:span></text:p>
      <text:p text:style-name="P1"><text:span text:style-name="T15"><text:s/>003D <text:s/>2D 0003<text:tab/><text:tab/><text:tab/><text:tab/>sub ax,3<text:tab/><text:tab/><text:tab/>;ax -= </text:span></text:p>
      <text:p text:style-name="P1"><text:span text:style-name="T15"><text:tab/><text:tab/><text:tab/><text:tab/>3 <text:s/></text:span></text:p>
      <text:p text:style-name="P1"><text:span text:style-name="T15"><text:s/>0040 <text:s/>50<text:tab/><text:tab/><text:tab/><text:tab/>push ax<text:tab/><text:tab/><text:tab/><text:tab/>;ret ax</text:span></text:p>
      <text:p text:style-name="P1"><text:span text:style-name="T15"><text:s/>0041 <text:s/>EB 17 90<text:tab/><text:tab/><text:tab/><text:tab/>jmp f1_c</text:span></text:p>
      <text:p text:style-name="P1"><text:span text:style-name="T15"><text:s/>0044<text:tab/><text:tab/><text:tab/><text:tab/>f1_2:<text:tab/><text:tab/><text:tab/><text:tab/><text:tab/>;else (</text:span></text:p>
      <text:p text:style-name="P1"><text:span text:style-name="T15"><text:tab/><text:tab/><text:tab/><text:tab/>6i-10)</text:span></text:p>
      <text:p text:style-name="P1"><text:soft-page-break/><text:span text:style-name="T15"><text:s/>0044 <text:s/>BE 0004 R<text:tab/><text:tab/><text:tab/>mov si,offset VARI</text:span></text:p>
      <text:p text:style-name="P1"><text:span text:style-name="T15"><text:s/>0047 <text:s/>8B 1C<text:tab/><text:tab/><text:tab/><text:tab/>mov bx,[si]<text:tab/><text:tab/><text:tab/>;bx = i</text:span></text:p>
      <text:p text:style-name="P1"><text:span text:style-name="T15"><text:s/>0049 <text:s/>D1 E3<text:tab/><text:tab/><text:tab/><text:tab/>shl bx,1<text:tab/><text:tab/><text:tab/>;bx *= </text:span></text:p>
      <text:p text:style-name="P1"><text:span text:style-name="T15"><text:tab/><text:tab/><text:tab/><text:tab/>2</text:span></text:p>
      <text:p text:style-name="P1"><text:span text:style-name="T15"><text:s/>004B <text:s/>D1 E3<text:tab/><text:tab/><text:tab/><text:tab/>shl bx,1<text:tab/><text:tab/><text:tab/>;bx *= </text:span></text:p>
      <text:p text:style-name="P1"><text:span text:style-name="T15"><text:tab/><text:tab/><text:tab/><text:tab/>2</text:span></text:p>
      <text:p text:style-name="P1"><text:span text:style-name="T15"><text:s/>004D <text:s/>8B 04<text:tab/><text:tab/><text:tab/><text:tab/>mov ax,[si]<text:tab/><text:tab/><text:tab/>;ax = i</text:span></text:p>
      <text:p text:style-name="P1"><text:span text:style-name="T15"><text:s/>004F <text:s/>D1 E0<text:tab/><text:tab/><text:tab/><text:tab/>shl ax,1<text:tab/><text:tab/><text:tab/>;ax *= </text:span></text:p>
      <text:p text:style-name="P1"><text:span text:style-name="T15"><text:tab/><text:tab/><text:tab/><text:tab/>2</text:span></text:p>
      <text:p text:style-name="P1"><text:span text:style-name="T15"><text:s/>0051 <text:s/>03 C3<text:tab/><text:tab/><text:tab/><text:tab/>add ax,bx<text:tab/><text:tab/><text:tab/>;ax += </text:span></text:p>
      <text:p text:style-name="P1"><text:span text:style-name="T15"><text:tab/><text:tab/><text:tab/><text:tab/>bx<text:tab/>(ax = 6i)</text:span></text:p>
      <text:p text:style-name="P1"><text:span text:style-name="T15"><text:s/>0053 <text:s/>2D 000A<text:tab/><text:tab/><text:tab/><text:tab/>sub ax,10<text:tab/><text:tab/><text:tab/>;ax -= </text:span></text:p>
      <text:p text:style-name="P1"><text:span text:style-name="T15"><text:tab/><text:tab/><text:tab/><text:tab/>10</text:span></text:p>
      <text:p text:style-name="P1"><text:span text:style-name="T15"><text:s/>0056 <text:s/>50<text:tab/><text:tab/><text:tab/><text:tab/>push ax<text:tab/><text:tab/><text:tab/><text:tab/>;ret ax</text:span></text:p>
      <text:p text:style-name="P1"><text:span text:style-name="T15"><text:s/>0057 <text:s/>EB 01 90<text:tab/><text:tab/><text:tab/><text:tab/>jmp f1_c</text:span></text:p>
      <text:p text:style-name="P1"><text:span text:style-name="T15"><text:s/>005A<text:tab/><text:tab/><text:tab/><text:tab/>f1_c:</text:span></text:p>
      <text:p text:style-name="P1"><text:span text:style-name="T15"><text:s/>005A <text:s/>EB AC<text:tab/><text:tab/><text:tab/><text:tab/>jmp f1_end</text:span></text:p>
      <text:p text:style-name="P1"><text:span text:style-name="T15"><text:tab/><text:tab/><text:tab/><text:tab/><text:tab/></text:span></text:p>
      <text:p text:style-name="P1"><text:span text:style-name="T15"><text:tab/><text:tab/><text:tab/><text:tab/><text:tab/></text:span></text:p>
      <text:p text:style-name="P1"><text:span text:style-name="T15"><text:s/>005C<text:tab/><text:tab/><text:tab/><text:tab/>f2: </text:span></text:p>
      <text:p text:style-name="P1"><text:span text:style-name="T15"><text:s/>005C <text:s/>BE 0000 R<text:tab/><text:tab/> <text:s text:c="2"/>mov <text:s/>si,OFFSET VARA<text:tab/>;si = &amp;a</text:span></text:p>
      <text:p text:style-name="P1"><text:span text:style-name="T15"><text:s/>005F <text:s/>8B 04<text:tab/><text:tab/><text:tab/> <text:s text:c="2"/>mov <text:tab/>ax,[si]<text:tab/><text:tab/><text:tab/>;ax = *si</text:span></text:p>
      <text:p text:style-name="P1"><text:span text:style-name="T15"><text:tab/><text:tab/><text:tab/><text:tab/><text:tab/>(a)</text:span></text:p>
      <text:p text:style-name="P1"><text:span text:style-name="T15"><text:s/>0061 <text:s/>BE 0002 R<text:tab/><text:tab/> <text:s text:c="2"/>mov <text:s/>si,OFFSET VARB<text:tab/>;si = &amp;b</text:span></text:p>
      <text:p text:style-name="P1"><text:span text:style-name="T15"><text:s/>0064 <text:s/>3B 04<text:tab/><text:tab/><text:tab/> <text:s text:c="2"/>cmp<text:tab/>ax,[si]<text:tab/><text:tab/><text:tab/>;cmp ax,*si</text:span></text:p>
      <text:p text:style-name="P1"><text:span text:style-name="T15"><text:tab/><text:tab/><text:tab/><text:tab/><text:tab/>(a,b)</text:span></text:p>
      <text:p text:style-name="P1"><text:span text:style-name="T15"><text:s/>0066 <text:s/>7F 03<text:tab/><text:tab/><text:tab/> <text:s text:c="2"/>jg<text:tab/>f2_1<text:tab/><text:tab/><text:tab/>;if a&gt;b</text:span></text:p>
      <text:p text:style-name="P1"><text:span text:style-name="T15"><text:s/>0068 <text:s/>EB 1B 90<text:tab/><text:tab/><text:tab/> <text:s text:c="2"/>jmp<text:tab/>f2_2</text:span></text:p>
      <text:p text:style-name="P1"><text:span text:style-name="T15"><text:s/>006B<text:tab/><text:tab/><text:tab/><text:tab/>f2_1: <text:s text:c="2"/><text:tab/><text:tab/><text:tab/><text:tab/>;then -</text:span></text:p>
      <text:p text:style-name="P1"><text:span text:style-name="T15"><text:tab/><text:tab/><text:tab/><text:tab/>(6i + 8) = (-6i - 8)</text:span></text:p>
      <text:p text:style-name="P1"><text:span text:style-name="T15"><text:s/>006B <text:s/>BE 0004 R<text:tab/><text:tab/><text:tab/>mov si,offset VARI</text:span></text:p>
      <text:p text:style-name="P1"><text:span text:style-name="T15"/></text:p>
      <text:p text:style-name="P1"><text:span text:style-name="T15">#Microsoft (R) Macro Assembler Version 5.10 <text:s text:c="17"/>9/25/19 24:04:53</text:span></text:p>
      <text:p text:style-name="P1"><text:soft-page-break/><text:span text:style-name="T15"><text:s text:c="61"/>Page <text:s text:c="4"/>1-3</text:span></text:p>
      <text:p text:style-name="P1"><text:span text:style-name="T15"/></text:p>
      <text:p text:style-name="P1"><text:span text:style-name="T15"/></text:p>
      <text:p text:style-name="P1"><text:span text:style-name="T15"><text:s/>006E <text:s/>8B 1C<text:tab/><text:tab/><text:tab/><text:tab/>mov bx,[si]<text:tab/><text:tab/><text:tab/>;bx = i</text:span></text:p>
      <text:p text:style-name="P1"><text:span text:style-name="T15"><text:s/>0070 <text:s/>D1 E3<text:tab/><text:tab/><text:tab/><text:tab/>shl bx,1<text:tab/><text:tab/><text:tab/>;bx *= </text:span></text:p>
      <text:p text:style-name="P1"><text:span text:style-name="T15"><text:tab/><text:tab/><text:tab/><text:tab/>2</text:span></text:p>
      <text:p text:style-name="P1"><text:span text:style-name="T15"><text:s/>0072 <text:s/>D1 E3<text:tab/><text:tab/><text:tab/><text:tab/>shl bx,1<text:tab/><text:tab/><text:tab/>;bx *= </text:span></text:p>
      <text:p text:style-name="P1"><text:span text:style-name="T15"><text:tab/><text:tab/><text:tab/><text:tab/>2</text:span></text:p>
      <text:p text:style-name="P1"><text:span text:style-name="T15"><text:s/>0074 <text:s/>8B 04<text:tab/><text:tab/><text:tab/><text:tab/>mov ax,[si]<text:tab/><text:tab/><text:tab/>;ax = i</text:span></text:p>
      <text:p text:style-name="P1"><text:span text:style-name="T15"><text:s/>0076 <text:s/>D1 E0<text:tab/><text:tab/><text:tab/><text:tab/>shl ax,1<text:tab/><text:tab/><text:tab/>;ax *= </text:span></text:p>
      <text:p text:style-name="P1"><text:span text:style-name="T15"><text:tab/><text:tab/><text:tab/><text:tab/>2</text:span></text:p>
      <text:p text:style-name="P1"><text:span text:style-name="T15"><text:s/>0078 <text:s/>03 C3<text:tab/><text:tab/><text:tab/><text:tab/>add ax,bx<text:tab/><text:tab/><text:tab/>;ax += </text:span></text:p>
      <text:p text:style-name="P1"><text:span text:style-name="T15"><text:tab/><text:tab/><text:tab/><text:tab/>bx<text:tab/>(ax = 6i)</text:span></text:p>
      <text:p text:style-name="P1"><text:span text:style-name="T15"><text:s/>007A <text:s/>2B DB<text:tab/><text:tab/><text:tab/><text:tab/>sub bx,bx<text:tab/><text:tab/><text:tab/>;bx = 0</text:span></text:p>
      <text:p text:style-name="P1"><text:span text:style-name="T15"><text:s/>007C <text:s/>2B D8<text:tab/><text:tab/><text:tab/><text:tab/>sub bx,ax<text:tab/><text:tab/><text:tab/>;bx = -</text:span></text:p>
      <text:p text:style-name="P1"><text:span text:style-name="T15"><text:tab/><text:tab/><text:tab/><text:tab/>ax<text:tab/>(bx = -6i)</text:span></text:p>
      <text:p text:style-name="P1"><text:span text:style-name="T15"><text:s/>007E <text:s/>83 EB 08<text:tab/><text:tab/><text:tab/><text:tab/>sub bx,8<text:tab/><text:tab/><text:tab/>;bx -= </text:span></text:p>
      <text:p text:style-name="P1"><text:span text:style-name="T15"><text:tab/><text:tab/><text:tab/><text:tab/>8</text:span></text:p>
      <text:p text:style-name="P1"><text:span text:style-name="T15"><text:s/>0081 <text:s/>53<text:tab/><text:tab/><text:tab/><text:tab/>push bx<text:tab/><text:tab/><text:tab/><text:tab/>;ret bx</text:span></text:p>
      <text:p text:style-name="P1"><text:span text:style-name="T15"><text:tab/><text:tab/><text:tab/><text:tab/></text:span></text:p>
      <text:p text:style-name="P1"><text:span text:style-name="T15"><text:s/>0082 <text:s/>EB 15 90<text:tab/><text:tab/><text:tab/><text:tab/>jmp f2_c</text:span></text:p>
      <text:p text:style-name="P1"><text:span text:style-name="T15"><text:s/>0085<text:tab/><text:tab/><text:tab/><text:tab/>f2_2:<text:tab/><text:tab/><text:tab/><text:tab/><text:tab/>;else 9</text:span></text:p>
      <text:p text:style-name="P1"><text:span text:style-name="T15"><text:tab/><text:tab/><text:tab/><text:tab/>-3(i-1) = -3i + 12</text:span></text:p>
      <text:p text:style-name="P1"><text:span text:style-name="T15"><text:s/>0085 <text:s/>BE 0004 R<text:tab/><text:tab/><text:tab/>mov si,offset VARI</text:span></text:p>
      <text:p text:style-name="P1"><text:span text:style-name="T15"><text:s/>0088 <text:s/>8B 04<text:tab/><text:tab/><text:tab/><text:tab/>mov ax,[si]<text:tab/><text:tab/><text:tab/>;ax = i</text:span></text:p>
      <text:p text:style-name="P1"><text:span text:style-name="T15"><text:s/>008A <text:s/>D1 E0<text:tab/><text:tab/><text:tab/><text:tab/>shl ax,1<text:tab/><text:tab/><text:tab/>;ax *= </text:span></text:p>
      <text:p text:style-name="P1"><text:span text:style-name="T15"><text:tab/><text:tab/><text:tab/><text:tab/>2</text:span></text:p>
      <text:p text:style-name="P1"><text:span text:style-name="T15"><text:s/>008C <text:s/>03 04<text:tab/><text:tab/><text:tab/><text:tab/>add ax,[si]<text:tab/><text:tab/><text:tab/>;ax += </text:span></text:p>
      <text:p text:style-name="P1"><text:span text:style-name="T15"><text:tab/><text:tab/><text:tab/><text:tab/>i<text:tab/>(ax = 3i)</text:span></text:p>
      <text:p text:style-name="P1"><text:span text:style-name="T15"><text:s/>008E <text:s/>2B DB<text:tab/><text:tab/><text:tab/><text:tab/>sub bx,bx<text:tab/><text:tab/><text:tab/>;bx = 0</text:span></text:p>
      <text:p text:style-name="P1"><text:span text:style-name="T15"><text:s/>0090 <text:s/>2B D8<text:tab/><text:tab/><text:tab/><text:tab/>sub bx,ax<text:tab/><text:tab/><text:tab/>;bx = -</text:span></text:p>
      <text:p text:style-name="P1"><text:span text:style-name="T15"><text:tab/><text:tab/><text:tab/><text:tab/>ax<text:tab/>(bx = -3i)</text:span></text:p>
      <text:p text:style-name="P1"><text:span text:style-name="T15"><text:s/>0092 <text:s/>83 C3 0C<text:tab/><text:tab/><text:tab/><text:tab/>add bx,12<text:tab/><text:tab/><text:tab/>;bx += </text:span></text:p>
      <text:p text:style-name="P1"><text:soft-page-break/><text:span text:style-name="T15"><text:tab/><text:tab/><text:tab/><text:tab/>12</text:span></text:p>
      <text:p text:style-name="P1"><text:span text:style-name="T15"><text:s/>0095 <text:s/>53<text:tab/><text:tab/><text:tab/><text:tab/>push bx<text:tab/><text:tab/><text:tab/><text:tab/>;ret bx</text:span></text:p>
      <text:p text:style-name="P1"><text:span text:style-name="T15"><text:s/>0096 <text:s/>EB 01 90<text:tab/><text:tab/><text:tab/><text:tab/>jmp f2_c</text:span></text:p>
      <text:p text:style-name="P1"><text:span text:style-name="T15"><text:s/>0099<text:tab/><text:tab/><text:tab/><text:tab/>f2_c:</text:span></text:p>
      <text:p text:style-name="P1"><text:span text:style-name="T15"><text:s/>0099 <text:s/>E9 0010 R<text:tab/><text:tab/><text:tab/>jmp f2_end</text:span></text:p>
      <text:p text:style-name="P1"><text:span text:style-name="T15"><text:tab/><text:tab/><text:tab/><text:tab/><text:tab/></text:span></text:p>
      <text:p text:style-name="P1"><text:span text:style-name="T15"><text:tab/><text:tab/><text:tab/><text:tab/></text:span></text:p>
      <text:p text:style-name="P1"><text:span text:style-name="T15"><text:s/>009C<text:tab/><text:tab/><text:tab/><text:tab/>f3: </text:span></text:p>
      <text:p text:style-name="P1"><text:span text:style-name="T15"><text:s/>009C <text:s/>BE 0006 R<text:tab/><text:tab/> <text:s text:c="2"/>mov <text:s/>si,OFFSET VARK<text:tab/>;si = &amp;k</text:span></text:p>
      <text:p text:style-name="P1"><text:span text:style-name="T15"><text:s/>009F <text:s/>8B 04<text:tab/><text:tab/><text:tab/> <text:s text:c="2"/>mov <text:tab/>ax,[si]<text:tab/><text:tab/><text:tab/>;ax = *si</text:span></text:p>
      <text:p text:style-name="P1"><text:span text:style-name="T15"><text:tab/><text:tab/><text:tab/><text:tab/><text:tab/>(k)</text:span></text:p>
      <text:p text:style-name="P1"><text:span text:style-name="T15"><text:s/>00A1 <text:s/>3D 0000<text:tab/><text:tab/><text:tab/> <text:s text:c="2"/>cmp<text:tab/>ax,0<text:tab/><text:tab/><text:tab/>;cmp k,0</text:span></text:p>
      <text:p text:style-name="P1"><text:span text:style-name="T15"><text:s/>00A4 <text:s/>74 03<text:tab/><text:tab/><text:tab/> <text:s text:c="2"/>je<text:tab/>f3_1<text:tab/><text:tab/><text:tab/>;if k=0</text:span></text:p>
      <text:p text:style-name="P1"><text:span text:style-name="T15"><text:s/>00A6 <text:s/>EB 16 90<text:tab/><text:tab/><text:tab/> <text:s text:c="2"/>jmp<text:tab/>f3_2</text:span></text:p>
      <text:p text:style-name="P1"><text:span text:style-name="T15"><text:s/>00A9<text:tab/><text:tab/><text:tab/><text:tab/>f3_1: <text:s text:c="2"/><text:tab/><text:tab/><text:tab/><text:tab/>;then a</text:span></text:p>
      <text:p text:style-name="P1"><text:span text:style-name="T15"><text:tab/><text:tab/><text:tab/><text:tab/>bs(i1+i2)</text:span></text:p>
      <text:p text:style-name="P1"><text:span text:style-name="T15"><text:s/>00A9 <text:s/>BE 0008 R<text:tab/><text:tab/><text:tab/>mov si,offset VARI1</text:span></text:p>
      <text:p text:style-name="P1"><text:span text:style-name="T15"><text:s/>00AC <text:s/>8B 04<text:tab/><text:tab/><text:tab/><text:tab/>mov ax,[si]<text:tab/><text:tab/><text:tab/>;ax = i</text:span></text:p>
      <text:p text:style-name="P1"><text:span text:style-name="T15"><text:tab/><text:tab/><text:tab/><text:tab/>1</text:span></text:p>
      <text:p text:style-name="P1"><text:span text:style-name="T15"><text:s/>00AE <text:s/>BE 000A R<text:tab/><text:tab/><text:tab/>mov si,offset VARI2</text:span></text:p>
      <text:p text:style-name="P1"><text:span text:style-name="T15"><text:s/>00B1 <text:s/>03 04<text:tab/><text:tab/><text:tab/><text:tab/>add ax,[si]<text:tab/><text:tab/><text:tab/>;ax += </text:span></text:p>
      <text:p text:style-name="P1"><text:span text:style-name="T15"><text:tab/><text:tab/><text:tab/><text:tab/>i2 (ax = i1 + i2)</text:span></text:p>
      <text:p text:style-name="P1"><text:span text:style-name="T15"><text:s/>00B3 <text:s/>3D 0000<text:tab/><text:tab/><text:tab/><text:tab/>cmp ax,0<text:tab/><text:tab/><text:tab/>;cmp i1</text:span></text:p>
      <text:p text:style-name="P1"><text:span text:style-name="T15"><text:tab/><text:tab/><text:tab/><text:tab/>+i2,0</text:span></text:p>
      <text:p text:style-name="P1"><text:span text:style-name="T15"/></text:p>
      <text:p text:style-name="P1"><text:span text:style-name="T15">#Microsoft (R) Macro Assembler Version 5.10 <text:s text:c="17"/>9/25/19 24:04:53</text:span></text:p>
      <text:p text:style-name="P1"><text:span text:style-name="T15"><text:s text:c="61"/>Page <text:s text:c="4"/>1-4</text:span></text:p>
      <text:p text:style-name="P1"><text:span text:style-name="T15"/></text:p>
      <text:p text:style-name="P1"><text:span text:style-name="T15"/></text:p>
      <text:p text:style-name="P1"><text:span text:style-name="T15"><text:s/>00B6 <text:s/>7D 02<text:tab/><text:tab/><text:tab/><text:tab/>jnl<text:tab/>f3_1_c<text:tab/><text:tab/><text:tab/>;unless</text:span></text:p>
      <text:p text:style-name="P1"><text:span text:style-name="T15"><text:tab/><text:tab/><text:tab/><text:tab/> ax &gt;= 0</text:span></text:p>
      <text:p text:style-name="P1"><text:span text:style-name="T15"><text:s/>00B8 <text:s/>F7 D8<text:tab/><text:tab/><text:tab/><text:tab/>neg ax<text:tab/><text:tab/><text:tab/><text:tab/>;neg ax</text:span></text:p>
      <text:p text:style-name="P1"><text:span text:style-name="T15"><text:s/>00BA<text:tab/><text:tab/><text:tab/><text:tab/>f3_1_c:<text:tab/><text:tab/><text:tab/><text:tab/><text:tab/>;else d</text:span></text:p>
      <text:p text:style-name="P1"><text:span text:style-name="T15"><text:tab/><text:tab/><text:tab/><text:tab/>ont<text:tab/><text:tab/><text:tab/></text:span></text:p>
      <text:p text:style-name="P1"><text:soft-page-break/><text:span text:style-name="T15"><text:s/>00BA <text:s/>50<text:tab/><text:tab/><text:tab/><text:tab/>push ax<text:tab/><text:tab/><text:tab/><text:tab/>;ret ax</text:span></text:p>
      <text:p text:style-name="P1"><text:span text:style-name="T15"><text:s/>00BB <text:s/>EB 16 90<text:tab/><text:tab/><text:tab/><text:tab/>jmp f3_c</text:span></text:p>
      <text:p text:style-name="P1"><text:span text:style-name="T15"><text:s/>00BE<text:tab/><text:tab/><text:tab/><text:tab/>f3_2:<text:tab/><text:tab/><text:tab/><text:tab/><text:tab/>;else m</text:span></text:p>
      <text:p text:style-name="P1"><text:span text:style-name="T15"><text:tab/><text:tab/><text:tab/><text:tab/>in(i1,i2)</text:span></text:p>
      <text:p text:style-name="P1"><text:span text:style-name="T15"><text:s/>00BE <text:s/>BE 0008 R<text:tab/><text:tab/><text:tab/>mov si,offset VARI1</text:span></text:p>
      <text:p text:style-name="P1"><text:span text:style-name="T15"><text:s/>00C1 <text:s/>8B 04<text:tab/><text:tab/><text:tab/><text:tab/>mov ax,[si]<text:tab/><text:tab/><text:tab/>;ax = i</text:span></text:p>
      <text:p text:style-name="P1"><text:span text:style-name="T15"><text:tab/><text:tab/><text:tab/><text:tab/>1</text:span></text:p>
      <text:p text:style-name="P1"><text:span text:style-name="T15"><text:s/>00C3 <text:s/>BE 000A R<text:tab/><text:tab/><text:tab/>mov si,offset VARI2</text:span></text:p>
      <text:p text:style-name="P1"><text:span text:style-name="T15"><text:s/>00C6 <text:s/>3B 04<text:tab/><text:tab/><text:tab/><text:tab/>cmp ax,[si]<text:tab/><text:tab/><text:tab/>;cmp i1</text:span></text:p>
      <text:p text:style-name="P1"><text:span text:style-name="T15"><text:tab/><text:tab/><text:tab/><text:tab/>,i2</text:span></text:p>
      <text:p text:style-name="P1"><text:span text:style-name="T15"><text:s/>00C8 <text:s/>7F 04<text:tab/><text:tab/><text:tab/><text:tab/>jg f3_2_c<text:tab/><text:tab/><text:tab/>;unless</text:span></text:p>
      <text:p text:style-name="P1"><text:span text:style-name="T15"><text:tab/><text:tab/><text:tab/><text:tab/> i1 &gt; i2</text:span></text:p>
      <text:p text:style-name="P1"><text:span text:style-name="T15"><text:s/>00CA <text:s/>50<text:tab/><text:tab/><text:tab/><text:tab/>push ax<text:tab/><text:tab/><text:tab/><text:tab/>;ret i2</text:span></text:p>
      <text:p text:style-name="P1"><text:span text:style-name="T15"><text:s/>00CB <text:s/>EB 06 90<text:tab/><text:tab/><text:tab/><text:tab/>jmp f3_c</text:span></text:p>
      <text:p text:style-name="P1"><text:span text:style-name="T15"><text:s/>00CE<text:tab/><text:tab/><text:tab/><text:tab/>f3_2_c:<text:tab/><text:tab/><text:tab/><text:tab/><text:tab/>;else</text:span></text:p>
      <text:p text:style-name="P1"><text:span text:style-name="T15"><text:s/>00CE <text:s/>FF 34<text:tab/><text:tab/><text:tab/><text:tab/>push [si]<text:tab/><text:tab/><text:tab/>;ret i1</text:span></text:p>
      <text:p text:style-name="P1"><text:span text:style-name="T15"><text:s/>00D0 <text:s/>EB 01 90<text:tab/><text:tab/><text:tab/><text:tab/>jmp f3_c<text:tab/><text:tab/><text:tab/></text:span></text:p>
      <text:p text:style-name="P1"><text:span text:style-name="T15"><text:tab/><text:tab/><text:tab/><text:tab/><text:tab/></text:span></text:p>
      <text:p text:style-name="P1"><text:span text:style-name="T15"><text:s/>00D3<text:tab/><text:tab/><text:tab/><text:tab/>f3_c:</text:span></text:p>
      <text:p text:style-name="P1"><text:span text:style-name="T15"><text:s/>00D3 <text:s/>E9 0018 R<text:tab/><text:tab/><text:tab/>jmp f3_end</text:span></text:p>
      <text:p text:style-name="P1"><text:span text:style-name="T15"><text:tab/><text:tab/><text:tab/><text:tab/> </text:span></text:p>
      <text:p text:style-name="P1"><text:span text:style-name="T15"><text:s/>00D6<text:tab/><text:tab/><text:tab/><text:tab/>Main <text:s text:c="5"/>ENDP</text:span></text:p>
      <text:p text:style-name="P1"><text:span text:style-name="T15"><text:s/>00D6<text:tab/><text:tab/><text:tab/><text:tab/>CODE <text:s text:c="5"/>ENDS</text:span></text:p>
      <text:p text:style-name="P1"><text:span text:style-name="T15"><text:tab/><text:tab/><text:tab/><text:tab/>END Main<text:tab/><text:tab/><text:tab/><text:tab/></text:span></text:p>
      <text:p text:style-name="P1"><text:span text:style-name="T15"><text:tab/><text:tab/><text:tab/><text:tab/><text:tab/><text:tab/><text:tab/><text:tab/><text:tab/>;ENDS C</text:span></text:p>
      <text:p text:style-name="P1"><text:span text:style-name="T15"><text:tab/><text:tab/><text:tab/><text:tab/>ODE<text:tab/></text:span></text:p>
      <text:p text:style-name="P1"><text:span text:style-name="T16"/></text:p>
      <text:p text:style-name="P1"><text:span text:style-name="T15">#Microsoft (R) Macro Assembler Version 5.10 <text:s text:c="17"/>9/25/19 24:04:53</text:span></text:p>
      <text:p text:style-name="P1"><text:span text:style-name="T15"><text:s text:c="61"/>Symbols-1</text:span></text:p>
      <text:p text:style-name="P1"><text:span text:style-name="T15"/></text:p>
      <text:p text:style-name="P1"><text:span text:style-name="T15"/></text:p>
      <text:p text:style-name="P1"><text:span text:style-name="T15">Segments and Groups:</text:span></text:p>
      <text:p text:style-name="P1"><text:span text:style-name="T15"/></text:p>
      <text:p text:style-name="P1"><text:span text:style-name="T15"><text:s text:c="16"/>N a m e <text:s text:c="8"/><text:tab/>Length<text:tab/> Align<text:tab/>Combine Class</text:span></text:p>
      <text:p text:style-name="P1"><text:soft-page-break/><text:span text:style-name="T15"/></text:p>
      <text:p text:style-name="P1"><text:span text:style-name="T15">CODE . . . . . . . . . . . . . . <text:s/><text:tab/>00D6<text:tab/>PARA<text:tab/>NONE<text:tab/></text:span></text:p>
      <text:p text:style-name="P1"><text:span text:style-name="T15">DATASG . . . . . . . . . . . . . <text:s/><text:tab/>000E<text:tab/>PARA<text:tab/>NONE<text:tab/>'DATA'</text:span></text:p>
      <text:p text:style-name="P1"><text:span text:style-name="T15">STACKSG <text:s/>. . . . . . . . . . . . <text:s/><text:tab/>0040<text:tab/>PARA<text:tab/>STACK<text:tab/>'STACK'</text:span></text:p>
      <text:p text:style-name="P1"><text:span text:style-name="T15"/></text:p>
      <text:p text:style-name="P1"><text:span text:style-name="T15">Symbols: <text:s text:c="11"/></text:span></text:p>
      <text:p text:style-name="P1"><text:span text:style-name="T15"/></text:p>
      <text:p text:style-name="P1"><text:span text:style-name="T15"><text:s text:c="16"/>N a m e <text:s text:c="8"/><text:tab/>Type<text:tab/> Value<text:tab/> Attr</text:span></text:p>
      <text:p text:style-name="P1"><text:span text:style-name="T15"/></text:p>
      <text:p text:style-name="P1"><text:span text:style-name="T15">F1 . . . . . . . . . . . . . . . <text:s/><text:tab/>L NEAR<text:tab/>0021<text:tab/>CODE</text:span></text:p>
      <text:p text:style-name="P1"><text:span text:style-name="T15">F1_1 . . . . . . . . . . . . . . <text:s/><text:tab/>L NEAR<text:tab/>0030<text:tab/>CODE</text:span></text:p>
      <text:p text:style-name="P1"><text:span text:style-name="T15">F1_2 . . . . . . . . . . . . . . <text:s/><text:tab/>L NEAR<text:tab/>0044<text:tab/>CODE</text:span></text:p>
      <text:p text:style-name="P1"><text:span text:style-name="T15">F1_C . . . . . . . . . . . . . . <text:s/><text:tab/>L NEAR<text:tab/>005A<text:tab/>CODE</text:span></text:p>
      <text:p text:style-name="P1"><text:span text:style-name="T15">F1_END . . . . . . . . . . . . . <text:s/><text:tab/>L NEAR<text:tab/>0008<text:tab/>CODE</text:span></text:p>
      <text:p text:style-name="P1"><text:span text:style-name="T15">F2 . . . . . . . . . . . . . . . <text:s/><text:tab/>L NEAR<text:tab/>005C<text:tab/>CODE</text:span></text:p>
      <text:p text:style-name="P1"><text:span text:style-name="T15">F2_1 . . . . . . . . . . . . . . <text:s/><text:tab/>L NEAR<text:tab/>006B<text:tab/>CODE</text:span></text:p>
      <text:p text:style-name="P1"><text:span text:style-name="T15">F2_2 . . . . . . . . . . . . . . <text:s/><text:tab/>L NEAR<text:tab/>0085<text:tab/>CODE</text:span></text:p>
      <text:p text:style-name="P1"><text:span text:style-name="T15">F2_C . . . . . . . . . . . . . . <text:s/><text:tab/>L NEAR<text:tab/>0099<text:tab/>CODE</text:span></text:p>
      <text:p text:style-name="P1"><text:span text:style-name="T15">F2_END . . . . . . . . . . . . . <text:s/><text:tab/>L NEAR<text:tab/>0010<text:tab/>CODE</text:span></text:p>
      <text:p text:style-name="P1"><text:span text:style-name="T15">F3 . . . . . . . . . . . . . . . <text:s/><text:tab/>L NEAR<text:tab/>009C<text:tab/>CODE</text:span></text:p>
      <text:p text:style-name="P1"><text:span text:style-name="T15">F3_1 . . . . . . . . . . . . . . <text:s/><text:tab/>L NEAR<text:tab/>00A9<text:tab/>CODE</text:span></text:p>
      <text:p text:style-name="P1"><text:span text:style-name="T15">F3_1_C . . . . . . . . . . . . . <text:s/><text:tab/>L NEAR<text:tab/>00BA<text:tab/>CODE</text:span></text:p>
      <text:p text:style-name="P1"><text:span text:style-name="T15">F3_2 . . . . . . . . . . . . . . <text:s/><text:tab/>L NEAR<text:tab/>00BE<text:tab/>CODE</text:span></text:p>
      <text:p text:style-name="P1"><text:span text:style-name="T15">F3_2_C . . . . . . . . . . . . . <text:s/><text:tab/>L NEAR<text:tab/>00CE<text:tab/>CODE</text:span></text:p>
      <text:p text:style-name="P1"><text:span text:style-name="T15">F3_C . . . . . . . . . . . . . . <text:s/><text:tab/>L NEAR<text:tab/>00D3<text:tab/>CODE</text:span></text:p>
      <text:p text:style-name="P1"><text:span text:style-name="T15">F3_END . . . . . . . . . . . . . <text:s/><text:tab/>L NEAR<text:tab/>0018<text:tab/>CODE</text:span></text:p>
      <text:p text:style-name="P1"><text:span text:style-name="T15"/></text:p>
      <text:p text:style-name="P1"><text:span text:style-name="T15">MAIN . . . . . . . . . . . . . . <text:s/><text:tab/>F PROC<text:tab/>0000<text:tab/>CODE<text:tab/>Length = 00D6</text:span></text:p>
      <text:p text:style-name="P1"><text:span text:style-name="T15"/></text:p>
      <text:p text:style-name="P1"><text:span text:style-name="T15">VARA . . . . . . . . . . . . . . <text:s/><text:tab/>L WORD<text:tab/>0000<text:tab/>DATASG</text:span></text:p>
      <text:p text:style-name="P1"><text:span text:style-name="T15">VARB . . . . . . . . . . . . . . <text:s/><text:tab/>L WORD<text:tab/>0002<text:tab/>DATASG</text:span></text:p>
      <text:p text:style-name="P1"><text:span text:style-name="T15">VARI . . . . . . . . . . . . . . <text:s/><text:tab/>L WORD<text:tab/>0004<text:tab/>DATASG</text:span></text:p>
      <text:p text:style-name="P1"><text:span text:style-name="T15">VARI1 <text:s/>. . . . . . . . . . . . . <text:s/><text:tab/>L WORD<text:tab/>0008<text:tab/>DATASG</text:span></text:p>
      <text:p text:style-name="P1"><text:span text:style-name="T15">VARI2 <text:s/>. . . . . . . . . . . . . <text:s/><text:tab/>L WORD<text:tab/>000A<text:tab/>DATASG</text:span></text:p>
      <text:p text:style-name="P1"><text:soft-page-break/><text:span text:style-name="T15">VARK . . . . . . . . . . . . . . <text:s/><text:tab/>L WORD<text:tab/>0006<text:tab/>DATASG</text:span></text:p>
      <text:p text:style-name="P1"><text:span text:style-name="T15">VARRES . . . . . . . . . . . . . <text:s/><text:tab/>L WORD<text:tab/>000C<text:tab/>DATASG</text:span></text:p>
      <text:p text:style-name="P1"><text:span text:style-name="T15"/></text:p>
      <text:p text:style-name="P1"><text:span text:style-name="T15">@CPU . . . . . . . . . . . . . . <text:s/><text:tab/>TEXT <text:s/>0101h<text:tab/><text:tab/></text:span></text:p>
      <text:p text:style-name="P1"><text:span text:style-name="T15">@FILENAME <text:s/>. . . . . . . . . . . <text:s/><text:tab/>TEXT <text:s/>LR3<text:tab/><text:tab/></text:span></text:p>
      <text:p text:style-name="P1"><text:span text:style-name="T15">@VERSION . . . . . . . . . . . . <text:s/><text:tab/>TEXT <text:s/>510<text:tab/><text:tab/></text:span></text:p>
      <text:p text:style-name="P1"><text:span text:style-name="T15"/></text:p>
      <text:p text:style-name="P1"><text:span text:style-name="T15"/></text:p>
      <text:p text:style-name="P2"><text:span text:style-name="T15">#Microsoft (R) Macro Assembler Version 5.10 <text:s text:c="17"/>9/25/19 24:04:53</text:span></text:p>
      <text:p text:style-name="P1"><text:span text:style-name="T15"/></text:p>
      <text:p text:style-name="P1"><text:span text:style-name="T15"><text:s text:c="61"/>Symbols-2</text:span></text:p>
      <text:p text:style-name="P1"><text:span text:style-name="T15"/></text:p>
      <text:p text:style-name="P1"><text:span text:style-name="T15"/></text:p>
      <text:p text:style-name="P1"><text:span text:style-name="T15"/></text:p>
      <text:p text:style-name="P1"><text:span text:style-name="T15"/></text:p>
      <text:p text:style-name="P1"><text:span text:style-name="T15"/></text:p>
      <text:p text:style-name="P1"><text:span text:style-name="T15"/></text:p>
      <text:p text:style-name="P1"><text:span text:style-name="T15"><text:s text:c="4"/>143 Source <text:s/>Lines</text:span></text:p>
      <text:p text:style-name="P1"><text:span text:style-name="T15"><text:s text:c="4"/>143 Total <text:s text:c="2"/>Lines</text:span></text:p>
      <text:p text:style-name="P1"><text:span text:style-name="T15"><text:s text:c="5"/>35 Symbols</text:span></text:p>
      <text:p text:style-name="P1"><text:span text:style-name="T15"/></text:p>
      <text:p text:style-name="P1"><text:span text:style-name="T15"><text:s text:c="2"/>47992 + 457218 Bytes symbol space free</text:span></text:p>
      <text:p text:style-name="P1"><text:span text:style-name="T15"/></text:p>
      <text:p text:style-name="P1"><text:span text:style-name="T15"><text:s text:c="6"/>0 Warning Errors</text:span></text:p>
      <text:p text:style-name="P1"><text:span text:style-name="T15"><text:s text:c="6"/>0 Severe <text:s/>Errors</text:span></text:p>
      <text:p text:style-name="P1"><text:span text:style-name="T1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1" svg:font-family="Symbol" style:font-family-generic="roman" style:font-pitch="variable" style:font-charset="x-symbol"/>
    <style:font-face style:name="Arial1" svg:font-family="Arial"/>
    <style:font-face style:name="Monospase" svg:font-family="Monospase"/>
    <style:font-face style:name="Time new Roman" svg:font-family="'Time new Roman'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, Arial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, 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ru" fo:country="RU" style:letter-kerning="false" style:font-name-asian="Noto Sans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126in" style:writing-mode="page"/>
      <style:text-properties style:use-window-font-color="true" style:font-name="Liberation Serif" fo:font-size="10pt" fo:language="ru" fo:country="RU" style:letter-kerning="false" style:font-name-asian="Noto Sans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punctuation-wrap="simpl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1" style:font-family-complex="Cambri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1" style:font-family-complex="Cambria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1" style:font-family-complex="Cambria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1" style:font-family-complex="Cambria" style:font-family-generic-complex="system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default-outline-level="" style:class="text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 style:default-outline-level="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" style:default-outline-level=""/>
    <style:style style:name="Обычный_20__28_веб_29_" style:display-name="Обычный (веб)" style:family="paragraph" style:parent-style-name="Standard" style:default-outline-level="">
      <style:paragraph-properties fo:margin-left="0.5in" fo:margin-right="0in" fo:margin-top="0.1945in" fo:margin-bottom="0.1945in" loext:contextual-spacing="false" fo:text-indent="0in" style:auto-text-indent="false"/>
    </style:style>
    <style:style style:name="Subtitle" style:family="paragraph" style:parent-style-name="Standard" style:default-outline-level="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 style:default-outline-level="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 style:default-outline-level="">
      <style:paragraph-properties fo:margin-left="1.1811in" fo:margin-right="0in" fo:margin-top="0.0835in" fo:margin-bottom="0in" loext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 style:default-outline-level="">
      <style:paragraph-properties fo:margin-top="0in" fo:margin-bottom="0.111in" loext:contextual-spacing="false" fo:line-height="0.1665in"/>
      <style:text-properties style:font-name="Verdana" fo:font-family="Verdana" style:font-family-generic="roman" style:font-pitch="variable" fo:font-size="10pt" style:font-size-asian="10pt" style:font-name-complex="Verdana1" style:font-family-complex="Verdana" style:font-family-generic-complex="system" style:font-pitch-complex="variable" style:font-size-complex="10pt"/>
    </style:style>
    <style:style style:name="По_20_центру" style:display-name="По центру" style:family="paragraph" style:parent-style-name="Standard" style:default-outline-level="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 style:default-outline-level="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 style:default-outline-level="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 style:default-outline-level="">
      <style:paragraph-properties fo:margin-top="0in" fo:margin-bottom="0.111in" loext:contextual-spacing="false" fo:line-height="0.1665in"/>
      <style:text-properties style:font-name="Verdana" fo:font-family="Verdana" style:font-family-generic="roman" style:font-pitch="variable" fo:font-size="10pt" style:font-size-asian="10pt" style:font-name-complex="Verdana1" style:font-family-complex="Verdana" style:font-family-generic-complex="system" style:font-pitch-complex="variable" style:font-size-complex="10pt"/>
    </style:style>
    <style:style style:name="Footer" style:family="paragraph" style:parent-style-name="Standard" style:default-outline-level="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 style:default-outline-level="">
      <style:paragraph-properties fo:margin-top="0in" fo:margin-bottom="0.111in" loext:contextual-spacing="false" fo:line-height="0.1665in"/>
      <style:text-properties style:font-name="Verdana" fo:font-family="Verdana" style:font-family-generic="roman" style:font-pitch="variable" fo:font-size="10pt" style:font-size-asian="10pt" style:font-name-complex="Verdana1" style:font-family-complex="Verdana" style:font-family-generic-complex="system" style:font-pitch-complex="variable" style:font-size-complex="10pt"/>
    </style:style>
    <style:style style:name="Абзац_20_списка" style:display-name="Абзац списка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ConsPlusNormal" style:family="paragraph" style:default-outline-level="">
      <style:paragraph-properties fo:margin-left="0in" fo:margin-right="0in" fo:text-align="start" style:justify-single-word="false" fo:orphans="0" fo:widows="0" fo:hyphenation-ladder-count="no-limit" fo:text-indent="0.5in" style:auto-text-indent="false" style:punctuation-wrap="simple" style:writing-mode="lr-tb"/>
      <style:text-properties style:use-window-font-color="true" style:font-name="Arial" fo:font-family="Arial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zh" style:country-asian="CN" style:font-name-complex="Arial2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default-outline-level="" style:class="extra"/>
    <style:style style:name="Основной_20_текст1" style:display-name="Основной текст1" style:family="paragraph" style:default-outline-level="">
      <style:paragraph-properties style:line-height-at-least="0.1665in" fo:text-align="justify" style:justify-single-word="false" fo:orphans="0" fo:widows="0" fo:hyphenation-ladder-count="no-limit" style:punctuation-wrap="simple" style:writing-mode="lr-tb"/>
      <style:text-properties fo:color="#000000" style:font-name="Arial" fo:font-family="Arial" style:font-family-generic="roman" style:font-pitch="variable" fo:font-size="12pt" style:font-name-asian="Calibri1" style:font-family-asian="Calibri" style:font-family-generic-asian="system" style:font-pitch-asian="variable" style:font-size-asian="12pt" style:language-asian="zh" style:country-asian="CN" style:font-name-complex="Arial2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Заголовок_20__2116_2_20__28_2_29_" style:display-name="Заголовок №2 (2)" style:family="paragraph" style:parent-style-name="Standard" style:default-outline-level="">
      <style:paragraph-properties fo:margin-top="0.1945in" fo:margin-bottom="0in" loext:contextual-spacing="false" fo:line-height="0.1902in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 style:default-outline-level="">
      <style:paragraph-properties fo:margin-top="0in" fo:margin-bottom="0.139in" loext:contextual-spacing="false" fo:line-height="115%" fo:text-align="start" style:justify-single-word="false" fo:orphans="2" fo:widows="2" fo:hyphenation-ladder-count="no-limit" style:punctuation-wrap="simple" style:writing-mode="lr-tb"/>
      <style:text-properties fo:color="#000000" style:font-name="Times New Roman" fo:font-family="'Times New Roman'" style:font-family-generic="roman" style:font-pitch="variable" fo:font-size="8pt" style:font-name-asian="Calibri1" style:font-family-asian="Calibri" style:font-family-generic-asian="system" style:font-pitch-asian="variable" style:font-size-asian="8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Стиль" style:family="paragraph" style:default-outline-level="">
      <style:paragraph-properties fo:text-align="start" style:justify-single-word="false" fo:orphans="0" fo:widows="0" fo:hyphenation-ladder-count="no-limit" style:punctuation-wrap="simple" style:writing-mode="lr-tb"/>
      <style:text-properties style:use-window-font-color="true" style:text-position="0% 100%" style:font-name="Times New Roman" fo:font-family="'Times New Roman'" style:font-family-generic="roman" style:font-pitch="variable" fo:font-size="12pt" fo:letter-spacing="-0.0008in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Основной_20_текст_20_2" style:display-name="Основной текст 2" style:family="paragraph" style:parent-style-name="Standard" style:default-outline-level="">
      <style:paragraph-properties fo:margin-top="0in" fo:margin-bottom="0.0835in" loext:contextual-spacing="false" fo:line-height="200%"/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Default" style:family="paragraph" style:default-outline-level="">
      <style:paragraph-properties fo:text-align="start" style:justify-single-word="false" fo:orphans="2" fo:widows="2" fo:hyphenation-ladder-count="no-limit" style:punctuation-wrap="simple" style:writing-mode="lr-tb"/>
      <style:text-properties fo:color="#000000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Основной_20_текст_20_3" style:display-name="Основной текст 3" style:family="paragraph" style:parent-style-name="Standard" style:default-outline-level="">
      <style:paragraph-properties fo:margin-top="0in" fo:margin-bottom="0.0835in" loext:contextual-spacing="false" fo:line-height="115%"/>
      <style:text-properties style:font-name="Calibri" fo:font-family="Calibri" style:font-family-generic="roman" style:font-pitch="variable" fo:font-size="8pt" style:font-size-asian="8pt" style:font-name-complex="Calibri1" style:font-family-complex="Calibri" style:font-family-generic-complex="system" style:font-pitch-complex="variable" style:font-size-complex="8pt"/>
    </style:style>
    <style:style style:name="Абзац_20_списка1" style:display-name="Абзац списка1" style:family="paragraph" style:parent-style-name="Standard" style:default-outline-level="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Table_20_Style_20_2" style:display-name="Table Style 2" style:family="paragraph" style:default-outline-level="">
      <style:paragraph-properties fo:text-align="start" style:justify-single-word="false" fo:orphans="2" fo:widows="2" fo:hyphenation-ladder-count="no-limit" style:punctuation-wrap="simple" style:writing-mode="lr-tb"/>
      <style:text-properties fo:color="#000000" style:font-name="Helvetica" fo:font-family="Helvetica, Arial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zh" style:country-asian="CN" style:font-name-complex="Helvetica1" style:font-family-complex="Helvetica, Arial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Style16" style:family="paragraph" style:default-outline-level="">
      <style:paragraph-properties fo:line-height="0.1929in" fo:text-align="justify" style:justify-single-word="false" fo:orphans="0" fo:widows="0" fo:hyphenation-ladder-count="no-limit" style:punctuation-wrap="simple" style:writing-mode="lr-tb"/>
      <style:text-properties fo:color="#000000" style:font-name="Arial Unicode MS" fo:font-family="'Arial Unicode MS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Arial Unicode MS1" style:font-family-complex="'Arial Unicode MS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western" style:family="paragraph" style:parent-style-name="Standard" style:default-outline-level="">
      <style:paragraph-properties fo:margin-top="0.1945in" fo:margin-bottom="0.1945in" loext:contextual-spacing="false"/>
    </style:style>
    <style:style style:name="Маркированный_20_список" style:display-name="Маркированный список" style:family="paragraph" style:parent-style-name="Standard" style:default-outline-level="">
      <style:paragraph-properties fo:margin-left="0.25in" fo:margin-right="0in" fo:text-align="justify" style:justify-single-word="false" fo:text-indent="-0.25in" style:auto-text-indent="false"/>
    </style:style>
    <style:style style:name="Маркированный_20_список_20_4" style:display-name="Маркированный список 4" style:family="paragraph" style:parent-style-name="Standard" style:default-outline-level="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 style:default-outline-level="">
      <style:paragraph-properties fo:margin-left="0.6429in" fo:margin-right="0in" fo:margin-top="0in" fo:margin-bottom="0in" loext:contextual-spacing="true" fo:text-indent="-0.25in" style:auto-text-indent="false"/>
    </style:style>
    <style:style style:name="for_5f_tables_5f_12" style:display-name="for_tables_12" style:family="paragraph" style:parent-style-name="Standard" style:default-outline-level="">
      <style:paragraph-properties fo:line-height="0.222in"/>
    </style:style>
    <style:style style:name="Основной_20_текст_20_21" style:display-name="Основной текст 21" style:family="paragraph" style:parent-style-name="Standard" style:default-outline-level="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1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6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Абзац_20_списка2" style:display-name="Абзац списка2" style:family="paragraph" style:parent-style-name="Standard" style:default-outline-level="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Table_20_Paragraph" style:display-name="Table Paragraph" style:family="paragraph" style:parent-style-name="Standard" style:default-outline-level="">
      <style:paragraph-properties fo:orphans="0" fo:widows="0"/>
      <style:text-properties style:font-name-asian="Calibri1" style:font-family-asian="Calibri" style:font-family-generic-asian="system" style:font-pitch-asian="variable"/>
    </style:style>
    <style:style style:name="Текст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Абзац_20_списка3" style:display-name="Абзац списка3" style:family="paragraph" style:parent-style-name="Standard" style:default-outline-level="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Normal1" style:family="paragraph" style:default-outline-level="">
      <style:paragraph-properties fo:text-align="start" style:justify-single-word="false" fo:orphans="2" fo:widows="2" fo:hyphenation-ladder-count="no-limit" style:punctuation-wrap="simple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Абзац_20_списка4" style:display-name="Абзац списка4" style:family="paragraph" style:parent-style-name="Standard" style:default-outline-level="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times14_5f__5f__5f_0420_5f_0418_5f_041e2" style:display-name="times14___0420_0418_041e2" style:family="paragraph" style:parent-style-name="Standard" style:default-outline-level="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" style:default-outline-level="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default-outline-level="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" style:default-outline-level="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 style:default-outline-level="">
      <style:paragraph-properties fo:margin-top="0.1945in" fo:margin-bottom="0.1945in" loext:contextual-spacing="false"/>
    </style:style>
    <style:style style:name="Название_20_объекта" style:display-name="Название объекта" style:family="paragraph" style:parent-style-name="Standard" style:next-style-name="Standard" style:default-outline-level="">
      <style:paragraph-properties fo:margin-left="0in" fo:margin-right="0in" fo:text-indent="0.3937in" style:auto-text-indent="false"/>
      <style:text-properties style:font-size-complex="10pt"/>
    </style:style>
    <style:style style:name="Абзац_20_списка5" style:display-name="Абзац списка5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  <style:text-properties style:font-name-asian="Calibri1" style:font-family-asian="Calibri" style:font-family-generic-asian="system" style:font-pitch-asian="variable"/>
    </style:style>
    <style:style style:name="Текст_20_выноски" style:display-name="Текст выноски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Абзац_20_списка6" style:display-name="Абзац списка6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  <style:text-properties style:font-name-asian="Calibri1" style:font-family-asian="Calibri" style:font-family-generic-asian="system" style:font-pitch-asian="variable"/>
    </style:style>
    <style:style style:name="Текст_20_абзаца" style:display-name="Текст абзаца" style:family="paragraph" style:parent-style-name="Standard" style:default-outline-level="">
      <style:paragraph-properties fo:margin-left="0in" fo:margin-right="0in" fo:text-align="justify" style:justify-single-word="false" fo:text-indent="0.4925in" style:auto-text-indent="false"/>
    </style:style>
    <style:style style:name="Стандартный_20_HTML" style:display-name="Стандартный HTML" style:family="paragraph" style:parent-style-name="Standard" style:default-outline-level="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in_20_Text" style:display-name="Plain Text" style:family="paragraph" style:parent-style-name="Standard" style:default-outline-level="">
      <style:paragraph-properties fo:text-align="start" style:justify-single-word="false" fo:orphans="2" fo:widows="2" style:vertical-align="auto"/>
      <style:text-properties style:font-name="Courier New" fo:font-family="'Courier New'" style:font-family-generic="roman" style:font-pitch="variable" fo:font-size="10pt" style:font-size-asian="10pt" style:language-asian="ru" style:country-asian="RU" style:font-name-complex="Courier New1" style:font-family-complex="'Courier New'" style:font-family-generic-complex="system" style:font-pitch-complex="variable" style:font-size-complex="10pt" style:language-complex="ar" style:country-complex="SA"/>
    </style:style>
    <style:style style:name="Body_20_Text_20_2" style:display-name="Body Text 2" style:family="paragraph" style:parent-style-name="Standard" style:default-outline-level="">
      <style:paragraph-properties fo:text-align="justify" style:justify-single-word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text-position="0% 100%" style:font-name="Symbol" fo:font-family="Symbol" style:font-family-generic="roman" style:font-pitch="variable" fo:font-size="12pt" fo:letter-spacing="normal" fo:font-style="normal" fo:font-weight="normal" style:font-size-asian="12pt" style:font-style-asian="normal" style:font-weight-asian="normal" style:font-name-complex="Symbol2" style:font-family-complex="Symbol" style:font-family-generic-complex="system" style:font-pitch-complex="variable" style:font-size-complex="12pt" style:text-scale="100%"/>
    </style:style>
    <style:style style:name="WW8Num3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4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4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4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5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5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6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6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7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7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8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8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9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9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9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0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0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0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1z0" style:family="text">
      <style:text-properties style:text-position="0% 100%" style:font-name="Symbol" fo:font-family="Symbol" style:font-family-generic="roman" style:font-pitch="variable" fo:font-size="12pt" fo:letter-spacing="normal" fo:font-style="normal" fo:font-weight="normal" style:font-size-asian="12pt" style:font-style-asian="normal" style:font-weight-asian="normal" style:font-name-complex="Symbol2" style:font-family-complex="Symbol" style:font-family-generic-complex="system" style:font-pitch-complex="variable" style:font-size-complex="12pt" style:text-scale="100%"/>
    </style:style>
    <style:style style:name="WW8Num11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1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2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3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4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4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4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5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5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5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6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6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6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7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7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7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8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8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8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1" style:font-family-complex="'Times New Roman'" style:font-family-generic-complex="system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style:text-underline-style="solid" style:text-underline-width="auto" style:text-underline-color="font-color" style:font-size-asian="12pt" style:font-name-complex="Times New Roman1" style:font-family-complex="'Times New Roman'" style:font-family-generic-complex="system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style:text-underline-style="none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1" style:font-family-complex="'Times New Roman'" style:font-family-generic-complex="system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1" style:font-family-asian="'Times New Roman'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8pt"/>
    </style:style>
    <style:style style:name="short_5f_text" style:display-name="short_text" style:family="text">
      <style:text-properties style:font-name-complex="Times New Roman1" style:font-family-complex="'Times New Roman'" style:font-family-generic-complex="system" style:font-pitch-complex="variable"/>
    </style:style>
    <style:style style:name="hps" style:family="text">
      <style:text-properties style:font-name-complex="Times New Roman1" style:font-family-complex="'Times New Roman'" style:font-family-generic-complex="system" style:font-pitch-complex="variable"/>
    </style:style>
    <style:style style:name="Знак_20_Знак4" style:display-name="Знак Знак4" style:family="text">
      <style:text-properties style:font-name="Calibri" fo:font-family="Calibri" style:font-family-generic="roman" style:font-pitch="variable" fo:font-size="11pt" fo:font-weight="bold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 style:font-name-complex="Arial Unicode MS1" style:font-family-complex="'Arial Unicode MS'" style:font-family-generic-complex="system" style:font-pitch-complex="variable"/>
    </style:style>
    <style:style style:name="Font_20_Style141" style:display-name="Font Style141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 style:font-name-complex="Arial Unicode MS1" style:font-family-complex="'Arial Unicode MS'" style:font-family-generic-complex="system" style:font-pitch-complex="variable"/>
    </style:style>
    <style:style style:name="Font_20_Style143" style:display-name="Font Style143" style:family="text">
      <style:text-properties style:font-name="Arial Unicode MS" fo:font-family="'Arial Unicode MS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8pt" style:font-weight-asian="bold" style:font-name-complex="Arial Unicode MS1" style:font-family-complex="'Arial Unicode MS'" style:font-family-generic-complex="system" style:font-pitch-complex="variable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1" style:font-family-complex="'Times New Roman'" style:font-family-generic-complex="system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Arial Unicode MS1" style:font-family-complex="'Arial Unicode MS'" style:font-family-generic-complex="system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apple-style-span" style:family="text">
      <style:text-properties style:font-name-complex="Times New Roman1" style:font-family-complex="'Times New Roman'" style:font-family-generic-complex="system" style:font-pitch-complex="variable"/>
    </style:style>
    <style:style style:name="translation" style:family="text">
      <style:text-properties style:font-name-complex="Times New Roman1" style:font-family-complex="'Times New Roman'" style:font-family-generic-complex="system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Стандартный_20_HTML_20_Знак" style:display-name="Стандартный HTML Знак" style:family="text">
      <style:text-properties style:font-name="Courier New" fo:font-family="'Courier New'" style:font-family-generic="roman" style:font-pitch="variable" style:font-name-asian="Times New Roman1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hljs-selector-class" style:family="text"/>
    <style:style style:name="ListLabel_20_2" style:display-name="ListLabel 2" style:family="tex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text-position="0% 100%" fo:font-size="12pt" fo:letter-spacing="normal" fo:font-style="normal" fo:font-weight="normal" style:font-size-asian="12pt" style:font-style-asian="normal" style:font-weight-asian="normal" style:font-name-complex="Symbol2" style:font-family-complex="Symbol" style:font-family-generic-complex="system" style:font-pitch-complex="variable" style:font-size-complex="12pt" style:text-scale="100%"/>
    </style:style>
    <style:style style:name="ListLabel_20_4" style:display-name="ListLabel 4" style:family="text">
      <style:text-properties style:font-name-complex="Symbol2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="Times New Roman" fo:font-family="'Times New Roman'" style:font-family-generic="roman" style:font-pitch="variable" fo:font-size="12pt"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5" style:display-name="ListLabel 15" style:family="text">
      <style:text-properties style:font-name="Times New Roman" fo:font-family="'Times New Roman'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2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2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2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2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2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2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2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2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margin-left="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margin-left="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margin-left="0.2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margin-left="0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margin-left="0.2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margin-left="0.2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margin-left="0.25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margin-left="0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margin-left="0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0.3154in" fo:text-indent="-0.25in" fo:margin-left="0.5654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6" style:num-suffix="-" text:bullet-char="-">
        <style:list-level-properties text:list-level-position-and-space-mode="label-alignment">
          <style:list-level-label-alignment text:label-followed-by="listtab" text:list-tab-stop-position="0.6437in" fo:text-indent="-0.25in" fo:margin-left="0.6437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6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5" style:num-suffix=")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1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17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1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1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2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21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2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2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  <style:text-properties fo:language="ru" fo:country="RU"/>
    </style:style>
    <style:style style:name="M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  <style:text-properties fo:language="ru" fo:country="RU"/>
    </style:style>
    <style:style style:name="MP3" style:family="paragraph" style:parent-style-name="Footer">
      <style:text-properties fo:language="ru" fo:country="RU"/>
    </style:style>
    <style:style style:name="MP4" style:family="paragraph" style:parent-style-name="Header">
      <style:text-properties fo:language="ru" fo:country="RU"/>
    </style:style>
    <style:page-layout style:name="Mpm1">
      <style:page-layout-properties fo:page-width="8.2681in" fo:page-height="11.6929in" style:num-format="1" style:print-orientation="portrait" fo:margin-top="0.0102in" fo:margin-bottom="0.0055in" fo:margin-left="1.1811in" fo:margin-right="0.3937in" fo:background-color="#ffffff" style:writing-mode="lr-tb" style:layout-grid-color="#c0c0c0" style:layout-grid-lines="4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626in" fo:margin-left="0in" fo:margin-right="0in" fo:margin-bottom="0.0228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footer>
        <text:p text:style-name="MP2"><text:page-number text:select-page="current">24</text:page-number></text:p>
        <text:p text:style-name="MP3"/>
      </style:footer>
    </style:master-page>
    <style:master-page style:name="First_20_Page" style:display-name="First Page" style:page-layout-name="Mpm1" style:next-style-name="Standard">
      <style:header>
        <text:p text:style-name="MP4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2T21:53:00</meta:creation-date>
    <meta:initial-creator>SAP</meta:initial-creator>
    <dc:language>en-GB</dc:language>
    <meta:print-date>2015-07-17T12:06:00</meta:print-date>
    <dc:date>2019-09-26T00:16:46.076711121</dc:date>
    <meta:editing-cycles>56</meta:editing-cycles>
    <dc:title>ПРОЕКТ ЛЭТИ</dc:title>
    <meta:editing-duration>PT6H52M48S</meta:editing-duration>
    <meta:generator>LibreOffice/6.0.7.3$Linux_X86_64 LibreOffice_project/00m0$Build-3</meta:generator>
    <meta:document-statistic meta:table-count="6" meta:image-count="0" meta:object-count="0" meta:page-count="24" meta:paragraph-count="653" meta:word-count="3530" meta:character-count="20505" meta:non-whitespace-character-count="14174"/>
  </office:meta>
</office:document-meta>
</file>